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79in" fo:margin-left="0in" fo:margin-top="0in" fo:margin-bottom="0in" table:align="left"/>
    </style:style>
    <style:style style:name="Table1.A" style:family="table-column">
      <style:table-column-properties style:column-width="2.3222in"/>
    </style:style>
    <style:style style:name="Table1.B" style:family="table-column">
      <style:table-column-properties style:column-width="4.375in"/>
    </style:style>
    <style:style style:name="Table1.1" style:family="table-row">
      <style:table-row-properties fo:keep-together="auto"/>
    </style:style>
    <style:style style:name="Table1.A1" style:family="table-cell">
      <style:table-cell-properties fo:background-color="#ffffff" fo:padding-left="0.0764in" fo:padding-right="0.075in" fo:padding-top="0in" fo:padding-bottom="0in" fo:border="0.5pt solid #000000">
        <style:background-image/>
      </style:table-cell-properties>
    </style:style>
    <style:style style:name="Table1.A5" style:family="table-cell">
      <style:table-cell-properties fo:background-color="#ffffff" fo:padding-left="0.0764in" fo:padding-right="0.075in" fo:padding-top="0in" fo:padding-bottom="0in" fo:border-left="0.5pt solid #000000" fo:border-right="0.5pt solid #000000" fo:border-top="0.25pt solid #000000" fo:border-bottom="0.5pt solid #000000">
        <style:background-image/>
      </style:table-cell-properties>
    </style:style>
    <style:style style:name="P1" style:family="paragraph" style:parent-style-name="Standard">
      <style:paragraph-properties fo:margin-left="0in" fo:margin-right="0in" fo:line-height="150%" fo:text-align="center" style:justify-single-word="false" fo:text-indent="0in" style:auto-text-indent="false"/>
      <style:text-properties style:font-name="FreeSans" fo:font-size="16pt" style:font-name-asian="FreeSans1" style:font-size-asian="16pt" style:font-name-complex="FreeSans1" style:font-size-complex="16pt"/>
    </style:style>
    <style:style style:name="P2" style:family="paragraph" style:parent-style-name="Standard">
      <style:paragraph-properties fo:margin-left="0in" fo:margin-right="0in" fo:line-height="150%" fo:text-indent="0in" style:auto-text-indent="false"/>
      <style:text-properties style:font-name="FreeSans" fo:font-size="26pt" fo:font-weight="normal" style:font-name-asian="FreeSans1" style:font-size-asian="26pt" style:font-weight-asian="normal" style:font-name-complex="FreeSans1" style:font-size-complex="26pt"/>
    </style:style>
    <style:style style:name="P3" style:family="paragraph" style:parent-style-name="Standard">
      <style:paragraph-properties fo:margin-left="0in" fo:margin-right="0in" fo:line-height="150%" fo:text-indent="0in" style:auto-text-indent="false"/>
      <style:text-properties style:font-name="FreeSans" fo:font-size="6pt" style:font-name-asian="FreeSans1" style:font-size-asian="6pt" style:font-name-complex="FreeSans1" style:font-size-complex="6pt"/>
    </style:style>
    <style:style style:name="P4" style:family="paragraph" style:parent-style-name="Standard">
      <style:paragraph-properties fo:margin-left="0in" fo:margin-right="0in" fo:line-height="150%" fo:text-indent="0in" style:auto-text-indent="false"/>
    </style:style>
    <style:style style:name="P5" style:family="paragraph" style:parent-style-name="Standard">
      <style:paragraph-properties fo:margin-left="0in" fo:margin-right="0in" fo:line-height="150%" fo:text-align="center" style:justify-single-word="false" fo:text-indent="0in" style:auto-text-indent="false"/>
    </style:style>
    <style:style style:name="P6" style:family="paragraph" style:parent-style-name="Standard">
      <style:paragraph-properties fo:margin-left="0in" fo:margin-right="0in" fo:line-height="100%" fo:text-indent="0in" style:auto-text-indent="false"/>
    </style:style>
    <style:style style:name="P7" style:family="paragraph" style:parent-style-name="Standard">
      <style:paragraph-properties fo:margin-left="0in" fo:margin-right="0in" fo:line-height="100%" fo:text-align="center" style:justify-single-word="false" fo:text-indent="0in" style:auto-text-indent="false"/>
    </style:style>
    <style:style style:name="P8" style:family="paragraph" style:parent-style-name="Standard">
      <style:paragraph-properties fo:margin-left="0in" fo:margin-right="0in" fo:line-height="150%" fo:text-align="center" style:justify-single-word="false" fo:text-indent="0in" style:auto-text-indent="false"/>
      <style:text-properties fo:color="#000000" style:font-name="FreeSans" fo:font-size="16pt" style:font-name-asian="FreeSans1" style:font-size-asian="16pt" style:font-name-complex="FreeSans1" style:font-size-complex="16pt"/>
    </style:style>
    <style:style style:name="P9" style:family="paragraph" style:parent-style-name="Standard">
      <style:paragraph-properties fo:margin-left="0in" fo:margin-right="0in" fo:line-height="150%" fo:text-indent="0in" style:auto-text-indent="false"/>
      <style:text-properties fo:color="#000000" style:font-name="FreeSans" fo:font-size="12pt" style:font-name-asian="FreeSans1" style:font-size-asian="12pt" style:font-name-complex="FreeSans1" style:font-size-complex="12pt"/>
    </style:style>
    <style:style style:name="P10" style:family="paragraph" style:parent-style-name="Standard">
      <style:paragraph-properties fo:margin-left="0in" fo:margin-right="0in" fo:line-height="150%" fo:text-indent="0in" style:auto-text-indent="false"/>
      <style:text-properties fo:color="#000000" style:font-name="FreeSans" fo:font-size="14pt" style:font-name-asian="FreeSans1" style:font-size-asian="14pt" style:font-name-complex="FreeSans1" style:font-size-complex="14pt"/>
    </style:style>
    <style:style style:name="P11" style:family="paragraph" style:parent-style-name="Standard">
      <style:paragraph-properties fo:margin-left="0in" fo:margin-right="0in" fo:line-height="100%" fo:text-indent="0in" style:auto-text-indent="false"/>
      <style:text-properties fo:color="#000000" style:font-name="FreeSans" fo:font-size="11pt" fo:font-weight="normal" style:font-name-asian="FreeSans1" style:font-size-asian="11pt" style:font-weight-asian="normal" style:font-name-complex="FreeSans1" style:font-size-complex="11pt"/>
    </style:style>
    <style:style style:name="P12" style:family="paragraph" style:parent-style-name="Standard">
      <style:paragraph-properties fo:margin-left="0in" fo:margin-right="0in" fo:line-height="150%" fo:text-indent="0in" style:auto-text-indent="false"/>
      <style:text-properties fo:color="#000000" style:font-name="FreeSans" fo:font-size="11pt" style:font-name-asian="FreeSans1" style:font-size-asian="11pt" style:font-name-complex="FreeSans1" style:font-size-complex="11pt"/>
    </style:style>
    <style:style style:name="P13" style:family="paragraph" style:parent-style-name="Standard" style:master-page-name="First_20_Page">
      <style:paragraph-properties fo:margin-left="0in" fo:margin-right="0in" fo:line-height="150%" fo:text-indent="0in" style:auto-text-indent="false" style:page-number="1"/>
      <style:text-properties style:font-name="FreeSans" fo:font-size="16pt" fo:font-weight="normal" style:font-name-asian="FreeSans1" style:font-size-asian="16pt" style:font-weight-asian="normal" style:font-name-complex="FreeSans1" style:font-size-complex="16pt"/>
    </style:style>
    <style:style style:name="P14" style:family="paragraph" style:parent-style-name="Standard">
      <style:paragraph-properties fo:margin-left="0in" fo:margin-right="0in" fo:margin-top="0.1665in" fo:margin-bottom="0.0835in" loext:contextual-spacing="false" fo:line-height="100%" fo:keep-together="auto" fo:orphans="0" fo:widows="0" fo:text-indent="0in" style:auto-text-indent="false" fo:break-before="page" fo:padding="0in" fo:border="none" fo:keep-with-next="always"/>
    </style:style>
    <style:style style:name="P15"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0835in" loext:contextual-spacing="false" fo:line-height="100%" fo:text-indent="0in" style:auto-text-indent="false"/>
      <style:text-properties fo:color="#000000" style:font-name="FreeSans" fo:font-size="11pt" fo:font-weight="normal" style:font-name-asian="FreeSans1" style:font-size-asian="11pt" style:font-weight-asian="normal" style:font-name-complex="FreeSans1" style:font-size-complex="11pt"/>
    </style:style>
    <style:style style:name="P17" style:family="paragraph" style:parent-style-name="Standard">
      <style:paragraph-properties fo:margin-left="0in" fo:margin-right="0in" fo:margin-top="0in" fo:margin-bottom="0.0835in" loext:contextual-spacing="false" fo:line-height="150%"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0835in" loext:contextual-spacing="false" fo:line-height="150%" fo:keep-together="auto" fo:orphans="0" fo:widows="0" fo:text-indent="0in" style:auto-text-indent="false" fo:padding="0in" fo:border="none" fo:keep-with-next="auto"/>
      <style:text-properties style:font-name="FreeSans" fo:font-size="11pt" style:font-name-asian="FreeSans1" style:font-size-asian="11pt" style:font-name-complex="FreeSans1" style:font-size-complex="11pt"/>
    </style:style>
    <style:style style:name="P19" style:family="paragraph" style:parent-style-name="Standard">
      <style:paragraph-properties fo:margin-left="0in" fo:margin-right="0in" fo:margin-top="0in" fo:margin-bottom="0.0835in" loext:contextual-spacing="false" fo:line-height="150%" fo:keep-together="auto" fo:orphans="0" fo:widows="0" fo:text-indent="0in" style:auto-text-indent="false" fo:break-before="page" fo:padding="0in" fo:border="none" fo:keep-with-next="auto"/>
    </style:style>
    <style:style style:name="P20" style:family="paragraph" style:parent-style-name="Standard" style:master-page-name="Converted6">
      <style:paragraph-properties fo:margin-left="0in" fo:margin-right="0in" fo:margin-top="0in" fo:margin-bottom="0.0835in" loext:contextual-spacing="false" fo:line-height="150%" fo:keep-together="auto" fo:orphans="0" fo:widows="0" fo:text-indent="0in" style:auto-text-indent="false" style:page-number="auto" fo:padding="0in" fo:border="none" fo:keep-with-next="auto"/>
      <style:text-properties fo:font-variant="normal" fo:text-transform="none" fo:color="#000000" style:text-line-through-style="none" style:text-line-through-type="none" style:text-position="0% 100%" style:font-name="FreeSans" fo:font-size="16pt" fo:font-style="normal" style:text-underline-style="none" fo:font-weight="normal" style:font-name-asian="FreeSans1" style:font-size-asian="16pt" style:font-style-asian="normal" style:font-weight-asian="normal" style:font-name-complex="FreeSans1" style:font-size-complex="16pt"/>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line-height="150%" fo:text-indent="0in" style:auto-text-indent="false"/>
      <style:text-properties fo:color="#000000" style:font-name="FreeSans" fo:font-size="12pt" style:font-name-asian="FreeSans1" style:font-size-asian="12pt" style:font-name-complex="FreeSans1" style:font-size-complex="12pt"/>
    </style:style>
    <style:style style:name="P23" style:family="paragraph" style:parent-style-name="Standard">
      <style:paragraph-properties fo:margin-left="0in" fo:margin-right="0in" fo:line-height="150%" fo:text-indent="0in" style:auto-text-indent="false"/>
      <style:text-properties fo:color="#000000" style:font-name="FreeSans" fo:font-size="14pt" style:font-name-asian="FreeSans1" style:font-size-asian="14pt" style:font-name-complex="FreeSans1" style:font-size-complex="14pt"/>
    </style:style>
    <style:style style:name="P24" style:family="paragraph" style:parent-style-name="Standard">
      <style:paragraph-properties fo:margin-left="0in" fo:margin-right="0in" fo:line-height="150%" fo:text-indent="0in" style:auto-text-indent="false"/>
      <style:text-properties fo:color="#000000" style:font-name="FreeSans" fo:font-size="11pt" style:font-name-asian="FreeSans1" style:font-size-asian="11pt" style:font-name-complex="FreeSans1" style:font-size-complex="11pt"/>
    </style:style>
    <style:style style:name="P25" style:family="paragraph" style:parent-style-name="Standard">
      <style:paragraph-properties fo:margin-left="0in" fo:margin-right="0in" fo:line-height="150%" fo:text-indent="0in" style:auto-text-indent="false"/>
      <style:text-properties style:font-name="FreeSans" fo:font-size="14pt" style:font-name-asian="FreeSans1" style:font-size-asian="14pt" style:font-name-complex="FreeSans1" style:font-size-complex="14pt"/>
    </style:style>
    <style:style style:name="P26" style:family="paragraph" style:parent-style-name="Standard">
      <style:paragraph-properties fo:margin-left="0in" fo:margin-right="0in" fo:line-height="150%" fo:text-indent="0in" style:auto-text-indent="false"/>
      <style:text-properties style:font-name="FreeSans" style:font-name-asian="FreeSans1" style:font-name-complex="FreeSans1"/>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FreeSans" fo:font-size="7pt" fo:font-style="normal" style:text-underline-style="none" fo:font-weight="normal" style:font-name-asian="FreeSans1" style:font-size-asian="7pt" style:font-style-asian="normal" style:font-weight-asian="normal" style:font-name-complex="FreeSans1" style:font-size-complex="7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FreeSans" fo:font-size="7pt" fo:font-style="normal" style:text-underline-style="none" fo:font-weight="normal" style:font-name-asian="FreeSans1" style:font-size-asian="7pt" style:font-style-asian="normal" style:font-weight-asian="normal" style:font-name-complex="FreeSans1" style:font-size-complex="7pt"/>
    </style:style>
    <style:style style:name="P30" style:family="paragraph" style:parent-style-name="Standard">
      <style:paragraph-properties fo:margin-left="0in" fo:margin-right="0in" fo:margin-top="0in" fo:margin-bottom="0in" loext:contextual-spacing="false" fo:line-height="108%"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FreeSans" fo:font-size="8pt" fo:font-style="normal" style:text-underline-style="none" fo:font-weight="normal" style:font-name-asian="FreeSans1" style:font-size-asian="8pt" style:font-style-asian="normal" style:font-weight-asian="normal" style:font-name-complex="FreeSans1" style:font-size-complex="8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32" style:family="paragraph" style:parent-style-name="Standard">
      <style:paragraph-properties fo:margin-left="0in" fo:margin-right="0in" fo:margin-top="0in" fo:margin-bottom="0.0972in" loext:contextual-spacing="false" fo:line-height="120%"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0555in" fo:margin-bottom="0in" loext:contextual-spacing="false" fo:line-height="100%" fo:text-indent="0in" style:auto-text-indent="false"/>
    </style:style>
    <style:style style:name="P34" style:family="paragraph" style:parent-style-name="Standard">
      <style:paragraph-properties fo:margin-left="0in" fo:margin-right="0in" fo:margin-top="0.139in" fo:margin-bottom="0in" loext:contextual-spacing="false" fo:line-height="100%" fo:text-indent="0in" style:auto-text-indent="false"/>
    </style:style>
    <style:style style:name="P35" style:family="paragraph" style:parent-style-name="Standard">
      <style:paragraph-properties fo:margin-left="0.25in" fo:margin-right="0in" fo:margin-top="0.0417in" fo:margin-bottom="0in" loext:contextual-spacing="false" fo:line-height="100%" fo:text-indent="0in" style:auto-text-indent="false"/>
    </style:style>
    <style:style style:name="P36" style:family="paragraph" style:parent-style-name="Standard">
      <style:paragraph-properties fo:margin-left="0.5in" fo:margin-right="0in" fo:margin-top="0.0417in" fo:margin-bottom="0in" loext:contextual-spacing="false" fo:line-height="100%" fo:text-indent="0in" style:auto-text-indent="false"/>
    </style:style>
    <style:style style:name="P37" style:family="paragraph" style:parent-style-name="Standard">
      <style:paragraph-properties fo:margin-left="0.5in" fo:margin-right="0in" fo:text-indent="0in" style:auto-text-indent="false"/>
    </style:style>
    <style:style style:name="P38" style:family="paragraph" style:parent-style-name="Standard">
      <style:paragraph-properties fo:margin-left="0.5in" fo:margin-right="0in" fo:text-indent="0in" style:auto-text-indent="false"/>
      <style:text-properties style:font-name="FreeSans" fo:font-size="11pt" style:font-name-asian="FreeSans1" style:font-size-asian="11pt" style:font-name-complex="FreeSans1" style:font-size-complex="11pt"/>
    </style:style>
    <style:style style:name="P39" style:family="paragraph" style:parent-style-name="Standard">
      <style:paragraph-properties fo:margin-left="0.75in" fo:margin-right="0in" fo:margin-top="0.0417in" fo:margin-bottom="0in" loext:contextual-spacing="false" fo:line-height="100%" fo:text-indent="0in" style:auto-text-indent="false"/>
    </style:style>
    <style:style style:name="P40" style:family="paragraph" style:parent-style-name="Standard">
      <style:paragraph-properties fo:margin-left="0.75in" fo:margin-right="0in" fo:margin-top="0.0417in" fo:margin-bottom="0.0555in" loext:contextual-spacing="false" fo:line-height="100%" fo:text-indent="0in" style:auto-text-indent="false"/>
    </style:style>
    <style:style style:name="P41" style:family="paragraph" style:parent-style-name="Standard">
      <style:paragraph-properties fo:margin-left="0.75in" fo:margin-right="0in" fo:margin-top="0.0783in" fo:margin-bottom="0.1965in" loext:contextual-spacing="false" fo:line-height="120%" fo:text-indent="0in" style:auto-text-indent="false"/>
    </style:style>
    <style:style style:name="P42" style:family="paragraph" style:parent-style-name="Standard" style:list-style-name="WWNum4">
      <style:paragraph-properties fo:margin-left="0.75in" fo:margin-right="0in" fo:margin-top="0in" fo:margin-bottom="0.0972in" loext:contextual-spacing="false" fo:line-height="120%" fo:keep-together="auto" fo:orphans="0" fo:widows="0" fo:text-indent="-0.75in" style:auto-text-indent="false" fo:padding="0in" fo:border="none" fo:keep-with-next="auto"/>
    </style:style>
    <style:style style:name="P43" style:family="paragraph" style:parent-style-name="Standard" style:list-style-name="WWNum4">
      <style:paragraph-properties fo:margin-left="0.75in" fo:margin-right="0in" fo:margin-top="0.0783in" fo:margin-bottom="0.1965in" loext:contextual-spacing="false" fo:line-height="120%" fo:keep-together="auto" fo:orphans="0" fo:widows="0" fo:text-indent="-0.75in" style:auto-text-indent="false" fo:padding="0in" fo:border="none" fo:keep-with-next="auto"/>
    </style:style>
    <style:style style:name="P44" style:family="paragraph" style:parent-style-name="Standard">
      <style:paragraph-properties fo:margin-left="0.75in" fo:margin-right="0in" fo:margin-top="0.0783in" fo:margin-bottom="0.1965in" loext:contextual-spacing="false" fo:line-height="120%" fo:keep-together="auto" fo:orphans="0" fo:widows="0" fo:text-indent="-0.75in" style:auto-text-indent="false" fo:padding="0in" fo:border="none" fo:keep-with-next="auto"/>
      <style:text-properties fo:font-variant="normal" fo:text-transform="none" fo:color="#000000" style:text-line-through-style="none" style:text-line-through-type="none" style:text-position="0% 100%" style:font-name="FreeSans" fo:font-size="11pt" fo:font-style="normal" style:text-underline-style="none" fo:font-weight="normal" style:font-name-asian="FreeSans1" style:font-size-asian="11pt" style:font-style-asian="normal" style:font-weight-asian="normal" style:font-name-complex="FreeSans1" style:font-size-complex="11pt"/>
    </style:style>
    <style:style style:name="P45" style:family="paragraph" style:parent-style-name="Standard">
      <style:paragraph-properties fo:margin-left="0.5in" fo:margin-right="0in" fo:margin-top="0in" fo:margin-bottom="0.0972in" loext:contextual-spacing="false" fo:line-height="120%" fo:keep-together="auto" fo:orphans="0" fo:widows="0" fo:text-indent="-0.5in" style:auto-text-indent="false" fo:padding="0in" fo:border="none" fo:keep-with-next="auto"/>
      <style:text-properties fo:font-variant="normal" fo:text-transform="none" fo:color="#000000" style:text-line-through-style="none" style:text-line-through-type="none" style:text-position="0% 100%" style:font-name="FreeSans" fo:font-size="11pt" fo:font-style="normal" style:text-underline-style="none" fo:font-weight="normal" style:font-name-asian="FreeSans1" style:font-size-asian="11pt" style:font-style-asian="normal" style:font-weight-asian="normal" style:font-name-complex="FreeSans1" style:font-size-complex="11pt"/>
    </style:style>
    <style:style style:name="P46" style:family="paragraph" style:parent-style-name="Standard" style:list-style-name="WWNum4">
      <style:paragraph-properties fo:margin-left="0.5in" fo:margin-right="0in" fo:margin-top="0in" fo:margin-bottom="0.0972in" loext:contextual-spacing="false" fo:line-height="120%" fo:keep-together="auto" fo:orphans="0" fo:widows="0" fo:text-indent="-0.5in" style:auto-text-indent="false" fo:padding="0in" fo:border="none" fo:keep-with-next="auto"/>
    </style:style>
    <style:style style:name="P47" style:family="paragraph" style:parent-style-name="Standard">
      <style:paragraph-properties fo:margin-left="0.5in" fo:margin-right="0in" fo:margin-top="0.0783in" fo:margin-bottom="0.1965in" loext:contextual-spacing="false" fo:line-height="120%" fo:keep-together="auto" fo:orphans="0" fo:widows="0" fo:text-indent="-0.5in" style:auto-text-indent="false" fo:padding="0in" fo:border="none" fo:keep-with-next="auto"/>
    </style:style>
    <style:style style:name="P48" style:family="paragraph" style:parent-style-name="Standard" style:list-style-name="WWNum4">
      <style:paragraph-properties fo:margin-left="1in" fo:margin-right="0in" fo:margin-top="0.0783in" fo:margin-bottom="0.1965in" loext:contextual-spacing="false" fo:line-height="120%" fo:keep-together="auto" fo:orphans="0" fo:widows="0" fo:text-indent="-1in" style:auto-text-indent="false" fo:padding="0in" fo:border="none" fo:keep-with-next="auto"/>
    </style:style>
    <style:style style:name="P49" style:family="paragraph" style:parent-style-name="Standard">
      <style:paragraph-properties fo:margin-left="1in" fo:margin-right="0in" fo:margin-top="0.0783in" fo:margin-bottom="0.1965in" loext:contextual-spacing="false" fo:line-height="120%" fo:keep-together="auto" fo:orphans="0" fo:widows="0" fo:text-indent="-1in" style:auto-text-indent="false" fo:padding="0in" fo:border="none" fo:keep-with-next="auto"/>
      <style:text-properties fo:font-variant="normal" fo:text-transform="none" fo:color="#000000" style:text-line-through-style="none" style:text-line-through-type="none" style:text-position="0% 100%" style:font-name="FreeSans" fo:font-size="11pt" fo:font-style="normal" style:text-underline-style="none" fo:font-weight="normal" style:font-name-asian="FreeSans1" style:font-size-asian="11pt" style:font-style-asian="normal" style:font-weight-asian="normal" style:font-name-complex="FreeSans1" style:font-size-complex="11pt"/>
    </style:style>
    <style:style style:name="P50" style:family="paragraph" style:parent-style-name="Standard" style:list-style-name="WWNum4">
      <style:paragraph-properties fo:margin-left="0.748in" fo:margin-right="0in" fo:margin-top="0.0783in" fo:margin-bottom="0.1965in" loext:contextual-spacing="false" fo:line-height="120%" fo:keep-together="auto" fo:orphans="0" fo:widows="0" fo:text-indent="-0.748in" style:auto-text-indent="false" fo:padding="0in" fo:border="none" fo:keep-with-next="auto"/>
    </style:style>
    <style:style style:name="P51" style:family="paragraph" style:parent-style-name="Standard" style:list-style-name="WWNum4">
      <style:paragraph-properties fo:margin-left="1.75in" fo:margin-right="0in" fo:margin-top="0.0783in" fo:margin-bottom="0.1965in" loext:contextual-spacing="false" fo:line-height="120%" fo:keep-together="auto" fo:orphans="0" fo:widows="0" fo:text-indent="-1.75in" style:auto-text-indent="false" fo:padding="0in" fo:border="none" fo:keep-with-next="auto"/>
    </style:style>
    <style:style style:name="P52" style:family="paragraph" style:parent-style-name="Standard" style:list-style-name="WWNum4">
      <style:paragraph-properties fo:margin-left="1.75in" fo:margin-right="0in" fo:margin-top="0.0783in" fo:margin-bottom="0.1965in" loext:contextual-spacing="false" fo:line-height="120%" fo:keep-together="auto" fo:orphans="0" fo:widows="0" fo:text-indent="-1.75in" style:auto-text-indent="false" fo:padding="0in" fo:border="none" fo:keep-with-next="auto">
        <style:tab-stops>
          <style:tab-stop style:position="0.5035in"/>
        </style:tab-stops>
      </style:paragraph-properties>
    </style:style>
    <style:style style:name="P53" style:family="paragraph" style:parent-style-name="Standard">
      <style:paragraph-properties fo:margin-left="0.75in" fo:margin-right="0in" fo:margin-top="0.0783in" fo:margin-bottom="0.1965in" loext:contextual-spacing="false" fo:line-height="120%" fo:keep-together="auto" fo:orphans="0" fo:widows="0" fo:text-indent="0in" style:auto-text-indent="false" fo:padding="0in" fo:border="none" fo:keep-with-next="auto"/>
      <style:text-properties style:font-name="FreeSans" fo:font-size="11pt" style:font-name-asian="FreeSans1" style:font-size-asian="11pt" style:font-name-complex="FreeSans1" style:font-size-complex="11pt"/>
    </style:style>
    <style:style style:name="P54" style:family="paragraph" style:parent-style-name="Standard" style:list-style-name="WWNum4">
      <style:paragraph-properties fo:margin-top="0.0783in" fo:margin-bottom="0.1965in" loext:contextual-spacing="false" fo:line-height="120%"/>
    </style:style>
    <style:style style:name="P55" style:family="paragraph" style:parent-style-name="Standard" style:list-style-name="WWNum4">
      <style:paragraph-properties fo:margin-left="0.75in" fo:margin-right="0in" fo:margin-top="0.0783in" fo:margin-bottom="0.1965in" loext:contextual-spacing="false" fo:line-height="120%" fo:text-indent="-0.25in" style:auto-text-indent="false"/>
    </style:style>
    <style:style style:name="P56" style:family="paragraph" style:parent-style-name="Standard" style:list-style-name="WWNum4">
      <style:paragraph-properties fo:margin-left="0.8752in" fo:margin-right="0in" fo:margin-top="0.0783in" fo:margin-bottom="0.1965in" loext:contextual-spacing="false" fo:line-height="120%" fo:keep-together="auto" fo:orphans="0" fo:widows="0" fo:text-indent="-0.8752in" style:auto-text-indent="false" fo:padding="0in" fo:border="none" fo:keep-with-next="auto"/>
    </style:style>
    <style:style style:name="P57" style:family="paragraph" style:parent-style-name="Standard">
      <style:paragraph-properties fo:margin-left="0.4925in" fo:margin-right="0in" fo:margin-top="0.0783in" fo:margin-bottom="0.1965in" loext:contextual-spacing="false" fo:line-height="120%" fo:keep-together="auto" fo:orphans="0" fo:widows="0" fo:text-indent="-0.4925in" style:auto-text-indent="false" fo:padding="0in" fo:border="none" fo:keep-with-next="auto"/>
    </style:style>
    <style:style style:name="P58" style:family="paragraph" style:parent-style-name="Standard" style:list-style-name="WWNum3">
      <style:paragraph-properties fo:margin-left="0.5in" fo:margin-right="0in" fo:margin-top="0in" fo:margin-bottom="0in" loext:contextual-spacing="false" fo:line-height="150%" fo:keep-together="auto" fo:orphans="0" fo:widows="0" fo:text-indent="-0.25in" style:auto-text-indent="false" fo:padding="0in" fo:border="none" fo:keep-with-next="auto"/>
    </style:style>
    <style:style style:name="P59" style:family="paragraph" style:parent-style-name="Standard" style:list-style-name="WWNum2">
      <style:paragraph-properties fo:margin-left="0.5in" fo:margin-right="0in" fo:margin-top="0in" fo:margin-bottom="0in" loext:contextual-spacing="false" fo:line-height="150%" fo:keep-together="auto" fo:orphans="0" fo:widows="0" fo:text-indent="-0.25in" style:auto-text-indent="false" fo:padding="0in" fo:border="none" fo:keep-with-next="auto"/>
    </style:style>
    <style:style style:name="P60" style:family="paragraph" style:parent-style-name="Standard" style:list-style-name="WWNum1">
      <style:paragraph-properties fo:margin-left="0.5in" fo:margin-right="0in" fo:margin-top="0in" fo:margin-bottom="0in" loext:contextual-spacing="false" fo:line-height="150%" fo:keep-together="auto" fo:orphans="0" fo:widows="0" fo:text-indent="-0.25in" style:auto-text-indent="false" fo:padding="0in" fo:border="none" fo:keep-with-next="auto"/>
    </style:style>
    <style:style style:name="P61" style:family="paragraph" style:parent-style-name="Standard" style:list-style-name="WWNum3">
      <style:paragraph-properties fo:margin-left="0.5in" fo:margin-right="0in" fo:margin-top="0in" fo:margin-bottom="0.0835in" loext:contextual-spacing="false" fo:line-height="150%" fo:keep-together="auto" fo:orphans="0" fo:widows="0" fo:text-indent="-0.25in" style:auto-text-indent="false" fo:padding="0in" fo:border="none" fo:keep-with-next="auto"/>
    </style:style>
    <style:style style:name="P62" style:family="paragraph" style:parent-style-name="Standard" style:list-style-name="WWNum2">
      <style:paragraph-properties fo:margin-left="0.5in" fo:margin-right="0in" fo:margin-top="0in" fo:margin-bottom="0.0835in" loext:contextual-spacing="false" fo:line-height="150%" fo:keep-together="auto" fo:orphans="0" fo:widows="0" fo:text-indent="-0.25in" style:auto-text-indent="false" fo:padding="0in" fo:border="none" fo:keep-with-next="auto"/>
    </style:style>
    <style:style style:name="P63" style:family="paragraph" style:parent-style-name="Standard" style:list-style-name="WWNum1">
      <style:paragraph-properties fo:margin-left="0.5in" fo:margin-right="0in" fo:margin-top="0in" fo:margin-bottom="0.0835in" loext:contextual-spacing="false" fo:line-height="150%" fo:keep-together="auto" fo:orphans="0" fo:widows="0" fo:text-indent="-0.25in" style:auto-text-indent="false" fo:padding="0in" fo:border="none" fo:keep-with-next="auto"/>
    </style:style>
    <style:style style:name="P64" style:family="paragraph" style:parent-style-name="Heading_20_1">
      <style:paragraph-properties fo:text-align="start" style:justify-single-word="false"/>
    </style:style>
    <style:style style:name="P65" style:family="paragraph" style:parent-style-name="Heading_20_1">
      <style:paragraph-properties fo:margin-left="0.3in" fo:margin-right="0in" fo:margin-top="0.1665in" fo:margin-bottom="0.0972in" loext:contextual-spacing="false" fo:line-height="120%" fo:text-align="start" style:justify-single-word="false" fo:text-indent="0in" style:auto-text-indent="false"/>
    </style:style>
    <style:style style:name="P66" style:family="paragraph" style:parent-style-name="Heading_20_1" style:master-page-name="Converted5">
      <style:paragraph-properties fo:margin-left="0.3in" fo:margin-right="0in" fo:margin-top="0.1665in" fo:margin-bottom="0.0972in" loext:contextual-spacing="false" fo:line-height="120%" fo:text-align="start" style:justify-single-word="false" fo:text-indent="0in" style:auto-text-indent="false" style:page-number="auto"/>
    </style:style>
    <style:style style:name="P67" style:family="paragraph" style:parent-style-name="Heading_20_1">
      <style:paragraph-properties fo:margin-left="0.3in" fo:margin-right="0in" fo:text-align="start" style:justify-single-word="false" fo:text-indent="0in" style:auto-text-indent="false"/>
      <style:text-properties fo:font-size="14pt" style:font-size-asian="14pt" style:font-size-complex="14pt"/>
    </style:style>
    <style:style style:name="P68" style:family="paragraph" style:parent-style-name="Heading_20_1">
      <style:paragraph-properties fo:margin-top="0.1665in" fo:margin-bottom="0.0835in" loext:contextual-spacing="false" fo:line-height="150%" fo:text-align="start" style:justify-single-word="false"/>
    </style:style>
    <style:style style:name="P69" style:family="paragraph" style:parent-style-name="Heading_20_3">
      <style:paragraph-properties fo:margin-top="0.0972in" fo:margin-bottom="0.0835in" loext:contextual-spacing="false" fo:line-height="150%"/>
    </style:style>
    <style:style style:name="P70" style:family="paragraph" style:parent-style-name="Heading_20_2">
      <style:paragraph-properties fo:margin-left="0.4in" fo:margin-right="0in" fo:margin-top="0.139in" fo:margin-bottom="0.0972in" loext:contextual-spacing="false" fo:line-height="120%" fo:text-indent="0in" style:auto-text-indent="false"/>
    </style:style>
    <style:style style:name="P71" style:family="paragraph" style:parent-style-name="Heading_20_2" style:list-style-name="WWNum4">
      <style:paragraph-properties fo:margin-left="0.5in" fo:margin-right="0in" fo:margin-top="0.0783in" fo:margin-bottom="0.1965in" loext:contextual-spacing="false" fo:line-height="120%" fo:text-indent="-0.5in" style:auto-text-indent="false"/>
    </style:style>
    <style:style style:name="P72" style:family="paragraph" style:parent-style-name="Heading_20_2" style:list-style-name="WWNum4">
      <style:paragraph-properties fo:margin-top="0.0783in" fo:margin-bottom="0.1965in" loext:contextual-spacing="false" fo:line-height="120%"/>
    </style:style>
    <style:style style:name="P73" style:family="paragraph" style:parent-style-name="Heading_20_4">
      <style:paragraph-properties fo:margin-top="0.1665in" fo:margin-bottom="0.0835in" loext:contextual-spacing="false" fo:line-height="150%"/>
    </style:style>
    <style:style style:name="T1" style:family="text">
      <style:text-properties style:font-name="FreeSans" fo:font-size="26pt" fo:font-weight="normal" style:font-name-asian="FreeSans1" style:font-size-asian="26pt" style:font-weight-asian="normal" style:font-name-complex="FreeSans1" style:font-size-complex="26pt"/>
    </style:style>
    <style:style style:name="T2" style:family="text">
      <style:text-properties style:font-name="FreeSans" fo:font-size="14pt" style:font-name-asian="FreeSans1" style:font-size-asian="14pt" style:font-name-complex="FreeSans1" style:font-size-complex="14pt"/>
    </style:style>
    <style:style style:name="T3" style:family="text">
      <style:text-properties style:font-name="FreeSans" fo:font-size="16pt" fo:font-weight="normal" style:font-name-asian="FreeSans1" style:font-size-asian="16pt" style:font-weight-asian="normal" style:font-name-complex="FreeSans1" style:font-size-complex="16pt"/>
    </style:style>
    <style:style style:name="T4" style:family="text">
      <style:text-properties style:font-name="FreeSans" fo:font-size="12pt" style:font-name-asian="FreeSans1" style:font-size-asian="12pt" style:font-name-complex="FreeSans1" style:font-size-complex="12pt"/>
    </style:style>
    <style:style style:name="T5" style:family="text">
      <style:text-properties style:font-name="FreeSans" style:font-name-asian="FreeSans1" style:font-name-complex="FreeSans1"/>
    </style:style>
    <style:style style:name="T6" style:family="text">
      <style:text-properties style:font-name="FreeSans" fo:font-size="11pt" style:font-name-asian="FreeSans1" style:font-size-asian="11pt" style:font-name-complex="FreeSans1" style:font-size-complex="11pt"/>
    </style:style>
    <style:style style:name="T7" style:family="text">
      <style:text-properties style:font-name="FreeSans" fo:font-size="11pt" style:text-underline-style="none" style:font-name-asian="FreeSans1" style:font-size-asian="11pt" style:font-name-complex="FreeSans1" style:font-size-complex="11pt"/>
    </style:style>
    <style:style style:name="T8" style:family="text">
      <style:text-properties fo:color="#000000" style:font-name="FreeSans" fo:font-size="12pt" style:font-name-asian="FreeSans1" style:font-size-asian="12pt" style:font-name-complex="FreeSans1" style:font-size-complex="12pt"/>
    </style:style>
    <style:style style:name="T9" style:family="text">
      <style:text-properties fo:color="#000000" style:font-name="FreeSans" fo:font-size="16pt" fo:font-weight="normal" style:font-name-asian="FreeSans1" style:font-size-asian="16pt" style:font-weight-asian="normal" style:font-name-complex="FreeSans1" style:font-size-complex="16pt"/>
    </style:style>
    <style:style style:name="T10" style:family="text">
      <style:text-properties fo:color="#000000" style:font-name="FreeSans" fo:font-size="11pt" fo:font-weight="normal" style:font-name-asian="FreeSans1" style:font-size-asian="11pt" style:font-weight-asian="normal" style:font-name-complex="FreeSans1" style:font-size-complex="11pt"/>
    </style:style>
    <style:style style:name="T11" style:family="text">
      <style:text-properties fo:color="#000000" style:font-name="FreeSans" fo:font-size="11pt" style:font-name-asian="FreeSans1" style:font-size-asian="11pt" style:font-name-complex="FreeSans1" style:font-size-complex="11pt"/>
    </style:style>
    <style:style style:name="T12" style:family="text">
      <style:text-properties fo:color="#000000" style:font-name="FreeSans" fo:font-size="14pt" style:font-name-asian="FreeSans1" style:font-size-asian="14pt" style:font-name-complex="FreeSans1" style:font-size-complex="14pt"/>
    </style:style>
    <style:style style:name="T13" style:family="text">
      <style:text-properties style:font-name="Arial" fo:font-size="16pt" fo:font-weight="bold" style:font-name-asian="Arial1" style:font-size-asian="16pt" style:font-weight-asian="bold" style:font-name-complex="Arial1" style:font-size-complex="16pt"/>
    </style:style>
    <style:style style:name="T14" style:family="text">
      <style:text-properties fo:font-variant="normal" fo:text-transform="none" fo:color="#1155cc"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5" style:family="text">
      <style:text-properties fo:font-variant="normal" fo:text-transform="none" fo:color="#000000" style:text-line-through-style="none" style:text-line-through-type="none" style:text-position="0% 100%" style:font-name="FreeSans" fo:font-size="11pt" fo:font-style="normal" style:text-underline-style="none" fo:font-weight="normal" style:font-name-asian="FreeSans1" style:font-size-asian="11pt" style:font-style-asian="normal" style:font-weight-asian="normal" style:font-name-complex="FreeSans1" style:font-size-complex="11pt"/>
    </style:style>
    <style:style style:name="T16" style:family="text">
      <style:text-properties fo:font-variant="normal" fo:text-transform="none" fo:color="#000000" style:text-line-through-style="none" style:text-line-through-type="none" style:text-position="0% 100%" style:font-name="FreeSans" fo:font-size="10pt" fo:font-style="normal" style:text-underline-style="none" fo:font-weight="normal" style:font-name-asian="FreeSans1" style:font-size-asian="10pt" style:font-style-asian="normal" style:font-weight-asian="normal" style:font-name-complex="FreeSans1" style:font-size-complex="10pt"/>
    </style:style>
    <style:style style:name="T1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8" style:family="text">
      <style:text-properties fo:font-size="18pt" style:font-size-asian="18pt" style:font-size-complex="18pt"/>
    </style:style>
    <style:style style:name="T19" style:family="text">
      <style:text-properties style:text-position="0% 100%"/>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5"><text:span text:style-name="T1">Agreement</text:span></text:p>
      <text:p text:style-name="P1"/>
      <text:p text:style-name="P5"><text:span text:style-name="T2">entered into between</text:span></text:p>
      <text:p text:style-name="P1"/>
      <text:p text:style-name="P7"><text:span text:style-name="T3">[Insert Full Legal Name of Client]</text:span></text:p>
      <text:p text:style-name="P7"><text:span text:style-name="T4">(hereafter “the [Client]”)</text:span></text:p>
      <text:p text:style-name="P1"/>
      <text:p text:style-name="P1"/>
      <text:p text:style-name="P8"/>
      <text:p text:style-name="P5"><text:span text:style-name="T8">and</text:span></text:p>
      <text:p text:style-name="P8"/>
      <text:p text:style-name="P5"><text:span text:style-name="T9">[Insert Name of Service Provider]</text:span></text:p>
      <text:p text:style-name="P5"><text:span text:style-name="T8">(hereafter “[Service Provider]”)</text:span></text:p>
      <text:p text:style-name="P14"><text:span text:style-name="T13">TABLE OF CONTENTS</text:span></text:p>
      <text:p text:style-name="P1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7jque4a2f7ec" text:style-name="Index_20_Link" text:visited-style-name="Index_20_Link"><text:span text:style-name="T14">Contract Specifications</text:span></text:a></text:p>
          <text:p text:style-name="P34"><text:a xlink:type="simple" xlink:href="#_9s6kps8sjfn0" text:style-name="Index_20_Link" text:visited-style-name="Index_20_Link"><text:span text:style-name="T14">Standard Provisions</text:span></text:a></text:p>
          <text:p text:style-name="P35"><text:a xlink:type="simple" xlink:href="#_suy33g7o4t89" text:style-name="Index_20_Link" text:visited-style-name="Index_20_Link"><text:span text:style-name="T14">The Parties</text:span></text:a></text:p>
          <text:p text:style-name="P35"><text:a xlink:type="simple" xlink:href="#_t5pv32kk7xm1" text:style-name="Index_20_Link" text:visited-style-name="Index_20_Link"><text:span text:style-name="T14">Legal Relationship</text:span></text:a></text:p>
          <text:p text:style-name="P35"><text:a xlink:type="simple" xlink:href="#_3dy6vkm" text:style-name="Index_20_Link" text:visited-style-name="Index_20_Link"><text:span text:style-name="T14">Contract Period</text:span></text:a></text:p>
          <text:p text:style-name="P35"><text:a xlink:type="simple" xlink:href="#_2s8eyo1" text:style-name="Index_20_Link" text:visited-style-name="Index_20_Link"><text:span text:style-name="T14">Contract Amount</text:span></text:a></text:p>
          <text:p text:style-name="P35"><text:a xlink:type="simple" xlink:href="#_2jxsxqh" text:style-name="Index_20_Link" text:visited-style-name="Index_20_Link"><text:span text:style-name="T14">Obligations of [Service Provider]</text:span></text:a></text:p>
          <text:p text:style-name="P35"><text:a xlink:type="simple" xlink:href="#_fy38pzgkmimw" text:style-name="Index_20_Link" text:visited-style-name="Index_20_Link"><text:span text:style-name="T14">Obligations of [Client]</text:span></text:a></text:p>
          <text:p text:style-name="P35"><text:a xlink:type="simple" xlink:href="#_1y810tw" text:style-name="Index_20_Link" text:visited-style-name="Index_20_Link"><text:span text:style-name="T14">Public Association with [Client]</text:span></text:a></text:p>
          <text:p text:style-name="P35"><text:a xlink:type="simple" xlink:href="#_2xcytpi" text:style-name="Index_20_Link" text:visited-style-name="Index_20_Link"><text:span text:style-name="T14">Securing Information and Confidentiality</text:span></text:a></text:p>
          <text:p text:style-name="P35"><text:a xlink:type="simple" xlink:href="#_4f1mdlm" text:style-name="Index_20_Link" text:visited-style-name="Index_20_Link"><text:span text:style-name="T14">Intellectual Property</text:span></text:a></text:p>
          <text:p text:style-name="P35"><text:a xlink:type="simple" xlink:href="#_2zbgiuw" text:style-name="Index_20_Link" text:visited-style-name="Index_20_Link"><text:span text:style-name="T14">Interpreting This Agreement</text:span></text:a></text:p>
          <text:p text:style-name="P35"><text:a xlink:type="simple" xlink:href="#_3q5sasy" text:style-name="Index_20_Link" text:visited-style-name="Index_20_Link"><text:span text:style-name="T14">Termination other than for Breach</text:span></text:a></text:p>
          <text:p text:style-name="P35"><text:a xlink:type="simple" xlink:href="#_43ky6rz" text:style-name="Index_20_Link" text:visited-style-name="Index_20_Link"><text:span text:style-name="T14">Breach</text:span></text:a></text:p>
          <text:p text:style-name="P35"><text:a xlink:type="simple" xlink:href="#_4h042r0" text:style-name="Index_20_Link" text:visited-style-name="Index_20_Link"><text:span text:style-name="T14">Disputes</text:span></text:a></text:p>
          <text:p text:style-name="P35"><text:a xlink:type="simple" xlink:href="#_3mzq4wv" text:style-name="Index_20_Link" text:visited-style-name="Index_20_Link"><text:span text:style-name="T14">Notices</text:span></text:a></text:p>
          <text:p text:style-name="P35"><text:a xlink:type="simple" xlink:href="#_1gf8i83" text:style-name="Index_20_Link" text:visited-style-name="Index_20_Link"><text:span text:style-name="T14">Signature and Conclusion</text:span></text:a></text:p>
          <text:p text:style-name="P34"><text:a xlink:type="simple" xlink:href="#_zu0gcz" text:style-name="Index_20_Link" text:visited-style-name="Index_20_Link"><text:span text:style-name="T14">Record of Signature</text:span></text:a></text:p>
          <text:p text:style-name="P34"><text:a xlink:type="simple" xlink:href="#_fnz42eck8lpe" text:style-name="Index_20_Link" text:visited-style-name="Index_20_Link"><text:span text:style-name="T14">​ Annex A: Personal Data Safeguards</text:span></text:a></text:p>
          <text:p text:style-name="P34"><text:soft-page-break/><text:a xlink:type="simple" xlink:href="#_fnz42eck8lpe" text:style-name="Index_20_Link" text:visited-style-name="Index_20_Link"><text:span text:style-name="T14">Personal Data Safeguards 1.0</text:span></text:a></text:p>
          <text:p text:style-name="P36"><text:a xlink:type="simple" xlink:href="#_2fg560uth4lk" text:style-name="Index_20_Link" text:visited-style-name="Index_20_Link"><text:span text:style-name="T14">Fifteen Commandments for Using Personal Data</text:span></text:a></text:p>
          <text:p text:style-name="P39"><text:a xlink:type="simple" xlink:href="#_v63ibu1z5316" text:style-name="Index_20_Link" text:visited-style-name="Index_20_Link"><text:span text:style-name="T14">​ Personal Data</text:span></text:a></text:p>
          <text:p text:style-name="P39"><text:a xlink:type="simple" xlink:href="#_9svg1i11pwr4" text:style-name="Index_20_Link" text:visited-style-name="Index_20_Link"><text:span text:style-name="T14">​ Processing</text:span></text:a></text:p>
          <text:p text:style-name="P39"><text:a xlink:type="simple" xlink:href="#_wqudzikbt9x9" text:style-name="Index_20_Link" text:visited-style-name="Index_20_Link"><text:span text:style-name="T14">​ Purpose</text:span></text:a></text:p>
          <text:p text:style-name="P39"><text:a xlink:type="simple" xlink:href="#_2tobumaan79g" text:style-name="Index_20_Link" text:visited-style-name="Index_20_Link"><text:span text:style-name="T14">​ Consent</text:span></text:a></text:p>
          <text:p text:style-name="P39"><text:a xlink:type="simple" xlink:href="#_htkd6vket1ku" text:style-name="Index_20_Link" text:visited-style-name="Index_20_Link"><text:span text:style-name="T14">​ Special data</text:span></text:a></text:p>
          <text:p text:style-name="P39"><text:a xlink:type="simple" xlink:href="#_ni1hrfkttive" text:style-name="Index_20_Link" text:visited-style-name="Index_20_Link"><text:span text:style-name="T14">​ Profiling</text:span></text:a></text:p>
          <text:p text:style-name="P39"><text:a xlink:type="simple" xlink:href="#_3gkco92859sp" text:style-name="Index_20_Link" text:visited-style-name="Index_20_Link"><text:span text:style-name="T14">Keeping Data</text:span></text:a></text:p>
          <text:p text:style-name="P39"><text:a xlink:type="simple" xlink:href="#_zh1u51yfdkjk" text:style-name="Index_20_Link" text:visited-style-name="Index_20_Link"><text:span text:style-name="T14">​ Notice of Data Use and Rights</text:span></text:a></text:p>
          <text:p text:style-name="P39"><text:a xlink:type="simple" xlink:href="#_e86te0t9cmbp" text:style-name="Index_20_Link" text:visited-style-name="Index_20_Link"><text:span text:style-name="T14">​ Security</text:span></text:a></text:p>
          <text:p text:style-name="P39"><text:a xlink:type="simple" xlink:href="#_vbfj4vptg0g" text:style-name="Index_20_Link" text:visited-style-name="Index_20_Link"><text:span text:style-name="T14">Data Transfer</text:span></text:a></text:p>
          <text:p text:style-name="P39"><text:a xlink:type="simple" xlink:href="#_igwmyihvjov8" text:style-name="Index_20_Link" text:visited-style-name="Index_20_Link"><text:span text:style-name="T14">​ Records of Compliance</text:span></text:a></text:p>
          <text:p text:style-name="P39"><text:a xlink:type="simple" xlink:href="#_gzr720mjnle4" text:style-name="Index_20_Link" text:visited-style-name="Index_20_Link"><text:span text:style-name="T14">​ Updating the Safeguards</text:span></text:a></text:p>
          <text:p text:style-name="P40"><text:a xlink:type="simple" xlink:href="#_pfj5cohdac2s" text:style-name="Index_20_Link" text:visited-style-name="Index_20_Link"><text:span text:style-name="T14">​ Status of Safeguards</text:span></text:a></text:p>
        </text:index-body>
      </text:table-of-content>
      <text:p text:style-name="P64"><text:bookmark text:name="_7jque4a2f7ec"/>Contract Specifications</text:p>
      <text:p text:style-name="P3"/>
      <text:p text:style-name="P4"><text:span text:style-name="T10">This agreement is void if all the Specifications are not completed at the time of Signature.</text:span></text:p>
      <text:p text:style-name="P9"/>
      <text:p text:style-name="P4"><text:span text:style-name="T12">[Client] Contract Number:</text:span></text:p>
      <text:p text:style-name="P10"/>
      <text:p text:style-name="P4"><text:soft-page-break/><text:span text:style-name="T12">Full Legal Name of [Client]: </text:span></text:p>
      <text:p text:style-name="P9"/>
      <text:p text:style-name="P4"><text:span text:style-name="T12">Legal Description of [Client].</text:span></text:p>
      <text:p text:style-name="P4"><text:span text:style-name="T8">[Service Provider] </text:span><text:span text:style-name="T8"><office:annotation office:name="__Annotation__124_1263058017"><dc:creator>Andrew Rens</dc:creator><dc:date>2019-09-30T12:59:46</dc:date><text:p><text:span text:style-name="T20">Select A, B or C and insert the relevant details</text:span></text:p></office:annotation></text:span><text:span text:style-name="T8">is</text:span><office:annotation-end office:name="__Annotation__124_1263058017"/></text:p>
      <text:p text:style-name="P4"><text:span text:style-name="T5">{</text:span><text:span text:style-name="T8">A. a natural person or</text:span></text:p>
      <text:p text:style-name="P4"><text:span text:style-name="T8">B. a company, with registration number [insert registration number] registered in [insert where registered e.g. Delaware, Hong Kong]</text:span></text:p>
      <text:p text:style-name="P4"><text:span text:style-name="T8">C. [When [Service Provider] is neither a natural person nor a company but something else such as a university, partnership or trust then state its legal nature and jurisdiction e.g Cayman Islands Trust or Irish State University].}</text:span></text:p>
      <text:p text:style-name="P9"/>
      <text:p text:style-name="P4"><text:span text:style-name="T12">Authority of Signatory on Behalf of [Client]:</text:span></text:p>
      <text:p text:style-name="P10"/>
      <text:p text:style-name="P4"><text:span text:style-name="T12">Full Legal Name of [Service Provider]:</text:span></text:p>
      <text:p text:style-name="P10"/>
      <text:p text:style-name="P4"><text:span text:style-name="T12">Legal Description of [Service Provider].</text:span></text:p>
      <text:p text:style-name="P4"><text:span text:style-name="T8">[Service Provider] is</text:span></text:p>
      <text:p text:style-name="P4"><text:span text:style-name="T8">A. a natural person or</text:span></text:p>
      <text:p text:style-name="P4"><text:span text:style-name="T8">B. a company, with registration number [insert registration number] registered in [insert where registered e.g. Delaware, Hong Kong]</text:span></text:p>
      <text:p text:style-name="P4"><text:span text:style-name="T8">C. {When [Service Provider] is neither a natural person nor a company but something else such as a university, partnership or trust then state its legal nature and jurisdiction e.g Cayman Islands Trust or Irish State University.}</text:span></text:p>
      <text:p text:style-name="P9"/>
      <text:p text:style-name="P4"><text:span text:style-name="T12">Name of Signatory for [Service Provider]: </text:span></text:p>
      <text:p text:style-name="P9"/>
      <text:p text:style-name="P4"><text:span text:style-name="T12">Authority of Signatory:</text:span></text:p>
      <text:p text:style-name="P4"><text:soft-page-break/><text:span text:style-name="T12"><text:s/></text:span><text:span text:style-name="T8">The Signatory is <text:s/></text:span><text:span text:style-name="T12"><text:line-break/></text:span><text:span text:style-name="T8">A. also [Service Provider] and is signing on his/her/their own behalf</text:span></text:p>
      <text:p text:style-name="P4"><text:span text:style-name="T8">B. signing on behalf of a company <text:line-break/>{Give the Title of Person signing on behalf of company e.g. Chief Executive Officer}</text:span></text:p>
      <text:p text:style-name="P4"><text:span text:style-name="T8">C. Not [Service Provider] and not signing on behalf of a company but signing on behalf of [Service Provider]<text:line-break/>[Give a legal description of [Service Provider] t e.g. partnership, trust <text:s/>and also describe the role the of person signing on behalf of [Service Provider] e.g. managing partner of a partnership, trustee of a trust, agent of another person etc.]</text:span></text:p>
      <text:p text:style-name="P9"/>
      <text:p text:style-name="P4"><text:span text:style-name="T12">Contract Period:</text:span><text:span text:style-name="T8"> <text:s/></text:span></text:p>
      <text:p text:style-name="P4"><text:span text:style-name="T8">(DD/MM/YYYY to <text:s/>DD/MM/YYYY)</text:span></text:p>
      <text:p text:style-name="P9"/>
      <text:p text:style-name="P4"><text:span text:style-name="T12">Contract Amount:</text:span><text:span text:style-name="T8"> (The amount must be in numbers, using the applicable currency symbol and then in words using the currency acronym e.g. USD) </text:span></text:p>
      <text:p text:style-name="P9"/>
      <text:p text:style-name="P4"><text:span text:style-name="T8"><text:s/></text:span><text:span text:style-name="T12">Payment Timing</text:span></text:p>
      <text:p text:style-name="P9"/>
      <text:p text:style-name="P4"><text:span text:style-name="T8">A. Amount <text:s text:c="66"/>Date</text:span></text:p>
      <text:p text:style-name="P4"><text:span text:style-name="T8">XX<text:tab/><text:tab/><text:tab/><text:tab/><text:tab/><text:tab/><text:tab/>xxxxxxxx</text:span></text:p>
      <text:p text:style-name="P4"><text:span text:style-name="T8">XX<text:tab/><text:tab/><text:tab/><text:tab/><text:tab/><text:tab/><text:tab/>xxxxxxxx</text:span></text:p>
      <text:p text:style-name="P4"><text:span text:style-name="T8">OR</text:span></text:p>
      <text:p text:style-name="P4"><text:span text:style-name="T8">B. monthly in arrears during Contract Period</text:span></text:p>
      <text:p text:style-name="P4"><text:span text:style-name="T8">OR </text:span></text:p>
      <text:p text:style-name="P4"><text:span text:style-name="T8">C. or on rendering of <text:s/>] services during <text:s/>the Contract Period as follows:</text:span></text:p>
      <text:p text:style-name="P4"><text:span text:style-name="T8">Service<text:tab/><text:tab/><text:tab/><text:tab/><text:tab/><text:tab/>Amount</text:span></text:p>
      <text:p text:style-name="P4"><text:span text:style-name="T8">XXXXXX<text:tab/><text:tab/><text:tab/><text:tab/><text:tab/><text:tab/>XXXXX</text:span></text:p>
      <text:p text:style-name="P4"><text:span text:style-name="T8">XXXXXX<text:tab/><text:tab/><text:tab/><text:tab/><text:tab/><text:tab/>XXXXX.</text:span></text:p>
      <text:p text:style-name="P9"><text:soft-page-break/></text:p>
      <text:p text:style-name="P10"/>
      <text:p text:style-name="P4"><text:span text:style-name="T12">Banking Details of [Service Provider] </text:span></text:p>
      <table:table table:name="Table1" table:style-name="Table1">
        <table:table-column table:style-name="Table1.A"/>
        <table:table-column table:style-name="Table1.B"/>
        <table:table-row table:style-name="Table1.1">
          <table:table-cell table:style-name="Table1.A1" office:value-type="string">
            <text:p text:style-name="P6"><text:span text:style-name="T10">Pay Method:</text:span></text:p>
          </table:table-cell>
          <table:table-cell table:style-name="Table1.A1" office:value-type="string">
            <text:p text:style-name="P11"/>
          </table:table-cell>
        </table:table-row>
        <table:table-row table:style-name="Table1.1">
          <table:table-cell table:style-name="Table1.A1" office:value-type="string">
            <text:p text:style-name="P6"><text:span text:style-name="T10">Type of Account:</text:span></text:p>
          </table:table-cell>
          <table:table-cell table:style-name="Table1.A1" office:value-type="string">
            <text:p text:style-name="P11"/>
          </table:table-cell>
        </table:table-row>
        <table:table-row table:style-name="Table1.1">
          <table:table-cell table:style-name="Table1.A1" office:value-type="string">
            <text:p text:style-name="P6"><text:span text:style-name="T10">Bank:</text:span></text:p>
          </table:table-cell>
          <table:table-cell table:style-name="Table1.A1" office:value-type="string">
            <text:p text:style-name="P11"/>
          </table:table-cell>
        </table:table-row>
        <table:table-row table:style-name="Table1.1">
          <table:table-cell table:style-name="Table1.A1" office:value-type="string">
            <text:p text:style-name="P6"><text:span text:style-name="T10">Branch Code:</text:span></text:p>
          </table:table-cell>
          <table:table-cell table:style-name="Table1.A1" office:value-type="string">
            <text:p text:style-name="P11"/>
          </table:table-cell>
        </table:table-row>
        <table:table-row table:style-name="Table1.1">
          <table:table-cell table:style-name="Table1.A5" office:value-type="string">
            <text:p text:style-name="P6"><text:span text:style-name="T10">Branch Name:</text:span></text:p>
          </table:table-cell>
          <table:table-cell table:style-name="Table1.A5" office:value-type="string">
            <text:p text:style-name="P11"/>
          </table:table-cell>
        </table:table-row>
        <table:table-row table:style-name="Table1.1">
          <table:table-cell table:style-name="Table1.A1" office:value-type="string">
            <text:p text:style-name="P6"><text:span text:style-name="T10">Account Number:</text:span></text:p>
          </table:table-cell>
          <table:table-cell table:style-name="Table1.A1" office:value-type="string">
            <text:p text:style-name="P11"/>
          </table:table-cell>
        </table:table-row>
        <table:table-row table:style-name="Table1.1">
          <table:table-cell table:style-name="Table1.A1" office:value-type="string">
            <text:p text:style-name="P6"><text:span text:style-name="T10">Account Holder Name:</text:span></text:p>
          </table:table-cell>
          <table:table-cell table:style-name="Table1.A1" office:value-type="string">
            <text:p text:style-name="P11"/>
          </table:table-cell>
        </table:table-row>
        <table:table-row table:style-name="Table1.1">
          <table:table-cell table:style-name="Table1.A5" office:value-type="string">
            <text:p text:style-name="P6"><text:span text:style-name="T10">IBAN/SWIFT Code</text:span></text:p>
          </table:table-cell>
          <table:table-cell table:style-name="Table1.A5" office:value-type="string">
            <text:p text:style-name="P11"/>
          </table:table-cell>
        </table:table-row>
        <table:table-row table:style-name="Table1.1">
          <table:table-cell table:style-name="Table1.A1" office:value-type="string">
            <text:p text:style-name="P6"><text:span text:style-name="T10">Relationship to Account Holder:</text:span></text:p>
          </table:table-cell>
          <table:table-cell table:style-name="Table1.A1" office:value-type="string">
            <text:p text:style-name="P11"/>
          </table:table-cell>
        </table:table-row>
      </table:table>
      <text:p text:style-name="P16"/>
      <text:p text:style-name="P4"><text:span text:style-name="T12">Addresses for Notices to [Client]:</text:span><text:span text:style-name="T8"> </text:span></text:p>
      <text:p text:style-name="P4"><text:span text:style-name="T8">Notice Address of </text:span></text:p>
      <text:p text:style-name="P9"/>
      <text:p text:style-name="P4"><text:span text:style-name="T8">Email address of [Client]: <text:s/></text:span></text:p>
      <text:p text:style-name="P9"/>
      <text:p text:style-name="P4"><text:span text:style-name="T12">Addresses for Notices to [Service Provider]:</text:span><text:span text:style-name="T8"> </text:span></text:p>
      <text:p text:style-name="P4"><text:span text:style-name="T8">Physical Address of [Service Provider]: </text:span></text:p>
      <text:p text:style-name="P9"/>
      <text:p text:style-name="P9"><text:soft-page-break/></text:p>
      <text:p text:style-name="P4"><text:span text:style-name="T8">Email address of [Service Provider]:</text:span></text:p>
      <text:p text:style-name="P9"/>
      <text:p text:style-name="P4"><text:span text:style-name="T12">Law Chosen for Interpretation, Application and Termination of this agreement: </text:span><office:annotation office:name="__Annotation__260_1263058017"><dc:creator>Andrew Rens</dc:creator><dc:date>2019-09-30T12:00:23</dc:date><text:p><text:span text:style-name="T20">A legal jurisdiction must be specified, this contract is optimised for an Anglo American common law jurisdiction. The laws of specific jurisdictions may require changes.</text:span></text:p></office:annotation></text:p>
      <text:p text:style-name="P4"><office:annotation-end office:name="__Annotation__260_1263058017"/></text:p>
      <text:p text:style-name="P4"><text:span text:style-name="T2">Person Designated by Client to Deal with Personal Data:</text:span></text:p>
      <text:p text:style-name="P25"/>
      <text:p text:style-name="P25"/>
      <text:p text:style-name="P26"/>
      <text:p text:style-name="P4"><text:span text:style-name="T12"><office:annotation office:name="__Annotation__266_1263058017"><dc:creator>Andrew Rens</dc:creator><dc:date>2019-11-06T13:20:54</dc:date><text:p><text:span text:style-name="T20">This section is key. It must define the services with sufficient precision so that a third party would be able to judge whether they have been performed. If it is weak then nothing else can save it.</text:span></text:p></office:annotation></text:span><text:span text:style-name="T12">SERVICES</text:span><office:annotation-end office:name="__Annotation__266_1263058017"/></text:p>
      <text:p text:style-name="P10"/>
      <text:p text:style-name="P4"><text:span text:style-name="T12">Service<text:tab/><text:tab/><text:tab/><text:tab/><text:tab/><text:tab/>Frequency<text:tab/><text:tab/><text:tab/>Report To</text:span></text:p>
      <text:p text:style-name="P66"><text:bookmark text:name="_2p0dtkth2q03"/></text:p>
      <text:p text:style-name="P65"><text:bookmark text:name="_td1ihnrteq7k"/></text:p>
      <text:p text:style-name="P65"><text:bookmark text:name="_9s6kps8sjfn0"/>General Provisions</text:p>
      <text:p text:style-name="P70"><text:bookmark text:name="_suy33g7o4t89"/><text:span text:style-name="T19">The Parties</text:span></text:p>
      <text:p text:style-name="P32"><text:span text:style-name="T6">1. </text:span><text:span text:style-name="T15">The Parties are</text:span></text:p>
      <text:list xml:id="list1175561037" text:style-name="WWNum4">
        <text:list-item>
          <text:list>
            <text:list-item>
              <text:p text:style-name="P42"><text:span text:style-name="T15">[Client] as specified in the <text:s/>Contract Specifications,</text:span></text:p>
            </text:list-item>
            <text:list-item>
              <text:p text:style-name="P42"><text:span text:style-name="T15">[Service Provider] as specified in the Contract Specifications.</text:span></text:p>
            </text:list-item>
          </text:list>
        </text:list-item>
      </text:list>
      <text:p text:style-name="P45"/>
      <text:p text:style-name="P70"><text:bookmark text:name="_t5pv32kk7xm1"/><text:span text:style-name="T19">Legal Relationship</text:span></text:p>
      <text:list xml:id="list81715918908484" text:continue-numbering="true" text:style-name="WWNum4">
        <text:list-item>
          <text:p text:style-name="P46"><text:bookmark text:name="_gjdgxs"/><text:span text:style-name="T15">The Relationship between [Client] and [Service Provider]</text:span></text:p>
          <text:list>
            <text:list-item>
              <text:p text:style-name="P43"><text:span text:style-name="T15">[Service Provider] receives payment of the Contract Amount in exchange for rendering the services described in the Contract Specifications to [Client]. The Project Amount is good and sufficient consideration for [Service Provider] to render the services. [Service Provider] must act in utmost good faith in rendering the services to [Client].</text:span></text:p>
            </text:list-item>
            <text:list-item>
              <text:p text:style-name="P43"><text:span text:style-name="T15">[Client] <text:s/>and [Service Provider] must co-operate closely together. For the purposes of legal clarity it is recorded that the legal relationship created by this agreement is not an employment relationship nor one of principal and agent, nor a legal partnership nor a joint venture. As a consequence:</text:span></text:p>
              <text:list>
                <text:list-item>
                  <text:p text:style-name="P48"><text:bookmark text:name="_30j0zll"/><text:span text:style-name="T15">[Service Provider] has no authority to bind [Client] and is <text:s/>accordingly not entitled to enter into any agreement on behalf of [Client].</text:span></text:p>
                </text:list-item>
                <text:list-item>
                  <text:p text:style-name="P48"><text:bookmark text:name="_1fob9te"/><text:span text:style-name="T15">[Service Provider] is not authorised to incur any indebtedness on the part of [Client] nor to create any obligation on the part of [Client].</text:span></text:p>
                </text:list-item>
                <text:list-item>
                  <text:p text:style-name="P48"><text:bookmark text:name="_3znysh7"/><text:span text:style-name="T15">[Service Provider] does not acquire any right to any Intellectual Property vested in [Client]. However [Client] frequently distributes Intellectual Property under public licenses and [Service Provider] is free to make use of that Intellectual Property according to the applicable license.</text:span></text:p>
                </text:list-item>
                <text:list-item>
                  <text:p text:style-name="P48"><text:bookmark text:name="_2et92p0"/><text:span text:style-name="T15">[Service Provider] may not register or de-register a trademark, URL or design which includes the name or brand of [Client].</text:span></text:p>
                </text:list-item>
                <text:list-item>
                  <text:p text:style-name="P48"><text:bookmark text:name="_tyjcwt"/><text:span text:style-name="T15">Except as detailed under Services in the Contract Specifications [Service Provider] <text:s/>has no general authority to make any public statements, written or verbal, or publish any document, on behalf of [Client].</text:span></text:p>
                </text:list-item>
              </text:list>
            </text:list-item>
          </text:list>
        </text:list-item>
        <text:list-item>
          <text:p text:style-name="P71"><text:bookmark text:name="_3dy6vkm"/><text:span text:style-name="T19">Contract Period</text:span></text:p>
          <text:list>
            <text:list-item>
              <text:p text:style-name="P43"><text:bookmark text:name="_1t3h5sf"/><text:span text:style-name="T15">The Contract Period is the period recorded in the Contract Specifications unless the Contract Period terminates as described in clauses 12 and 13.</text:span></text:p>
            </text:list-item>
            <text:list-item>
              <text:p text:style-name="P43"><text:bookmark text:name="_4d34og8"/><text:span text:style-name="T15">[Service Provider] has no legal expectation that the Contract Period will be renewed or extended. [Client] has an absolute discretion to choose whether to extend this agreement. Should [Client] choose to extend this agreement [Client] may do so multiple times. An extension will be effective if and only if [Client] sends a written and signed notice of extension to [Service Provider] specifying the extension period, the deliverables or services to be rendered and the extension fee and the notice is signed by [Service Provider] and sent to [Client] in the time specified by [Client].</text:span></text:p>
            </text:list-item>
          </text:list>
        </text:list-item>
        <text:list-item>
          <text:p text:style-name="P71"><text:bookmark text:name="_2s8eyo1"/><text:span text:style-name="T19">Contract Amount</text:span></text:p>
          <text:list>
            <text:list-item>
              <text:p text:style-name="P43"><text:bookmark text:name="_17dp8vu"/><text:soft-page-break/><text:span text:style-name="T15">The Contract Amount set out in the Specifications is the maximum amount which [Client] must pay to [Service Provider] in terms of this agreement.</text:span></text:p>
            </text:list-item>
            <text:list-item>
              <text:p text:style-name="P43"><text:bookmark text:name="_3rdcrjn"/><text:span text:style-name="T15">No payment becomes due in terms of this agreement until</text:span></text:p>
              <text:list>
                <text:list-item>
                  <text:p text:style-name="P48"><text:bookmark text:name="_26in1rg"/><text:span text:style-name="T15">the time set out in the Contract Specifications and</text:span></text:p>
                </text:list-item>
                <text:list-item>
                  <text:p text:style-name="P48"><text:bookmark text:name="_lnxbz9"/><text:span text:style-name="T15">[Service Provider] has provided an invoice to [Client] detailing the deliverable or service in terms of which the payment is claimed.</text:span></text:p>
                </text:list-item>
              </text:list>
            </text:list-item>
            <text:list-item>
              <text:p text:style-name="P43"><text:bookmark text:name="_35nkun2"/><text:span text:style-name="T15">[Client] has no obligation to pay any amount connected to this agreement unless an invoice detailing the Service in respect of which the amount is claimed is provided to [Client] during the Contract Period or within thirty (30) days of the end of the Contract Period. [Service Provider] waives any claim whether in contract, tort, enrichment or other legal theory against [Client] for any amount not claimed during the Contract Period or within thirty (30) days of termination of the Contract Period.</text:span></text:p>
            </text:list-item>
            <text:list-item>
              <text:p text:style-name="P43"><text:bookmark text:name="_1ksv4uv"/><text:span text:style-name="T15"><text:s/>[Service Provider] is responsible for payment of any taxes, duties, levies, national insurance payments or the like which may be owing on the Service Fee. The Service Fee is inclusive of all such charges and no additional amounts shall be paid to [Service Provider] for any such charge.</text:span></text:p>
            </text:list-item>
            <text:list-item>
              <text:p text:style-name="P43"><text:bookmark text:name="_44sinio"/><text:span text:style-name="T15">[Client] may suspend payment of any amount to [Service Provider] if [Service Provider] has failed to carry out an obligation in this agreement until [Service Provider] has carried out the obligation.</text:span></text:p>
            </text:list-item>
          </text:list>
        </text:list-item>
        <text:list-item>
          <text:p text:style-name="P71"><text:bookmark text:name="_2jxsxqh"/><text:span text:style-name="T19">Obligations of [Service Provider]</text:span></text:p>
          <text:list>
            <text:list-item>
              <text:p text:style-name="P43"><text:span text:style-name="T15">The Services Provide must render the services set out in the Contract Specifications</text:span></text:p>
            </text:list-item>
            <text:list-item>
              <text:p text:style-name="P50"><text:span text:style-name="T15">[Service Provider] must avoid any conflict of interest between [his/her/their]] own interests and the interests of [Client]. [Service Provider]] must immediately advise [Client] if a conflict of interest arises.</text:span></text:p>
            </text:list-item>
            <text:list-item>
              <text:p text:style-name="P43"><text:bookmark text:name="_z337ya"/><text:span text:style-name="T15">[Service Provider] must ensure that Intellectual Property created in terms of this agreement is dealt with as required by the Intellectual Property clause of this agreement.</text:span></text:p>
            </text:list-item>
            <text:list-item>
              <text:p text:style-name="P43"><text:bookmark text:name="_3j2qqm3"/><text:span text:style-name="T15">[Service Provider] must use the appropriate [Client] logos for resources created by [Service Provider] for the purposes of this agreement in accordance with the logo guidelines communicated by [Client], which may be changed from time to time.</text:span></text:p>
            </text:list-item>
          </text:list>
        </text:list-item>
        <text:list-item>
          <text:p text:style-name="P71"><text:bookmark text:name="_fy38pzgkmimw"/><text:span text:style-name="T19">Obligations of [Client]</text:span></text:p>
          <text:list>
            <text:list-item>
              <text:p text:style-name="P43"><text:span text:style-name="T15">[Client] must pay any amount due to [Service Provider] in terms of this agreement but is not obliged to make payments which in total exceed the Contract Amount.</text:span></text:p>
            </text:list-item>
            <text:list-item>
              <text:p text:style-name="P43"><text:span text:style-name="T15">[Client] shall give [Service Provider] access to the communications network and facilities of [Client] Group sufficient to enable him/her to discharge his/her duties. However for purposes of security, confidentiality or the like SF may withdraw access to any of the facilities at any time. [Service Provider] is not entitled to continued use of the facilities, and has no right to retrieval of personal email or other communication sent to addresses provided by [Client] or documents or information stored on [Client] Group network.</text:span></text:p>
            </text:list-item>
          </text:list>
        </text:list-item>
        <text:list-item>
          <text:p text:style-name="P71"><text:bookmark text:name="_1y810tw"/><text:span text:style-name="T19">Public Association with [Client]</text:span></text:p>
        </text:list-item>
      </text:list>
      <text:p text:style-name="P37"><text:span text:style-name="T6">[Service Provider] is free to publicise (his/her) association with [Client] but must not suggest that [Client] endorse any activity or communication which has not been explicitly endorsed by [Client] in writing.</text:span></text:p>
      <text:p text:style-name="P38"/>
      <text:list xml:id="list81714892849583" text:continue-numbering="true" text:style-name="WWNum4">
        <text:list-item>
          <text:p text:style-name="P71"><text:bookmark text:name="_2xcytpi"/><text:span text:style-name="T19">Securing Information and Confidentiality</text:span></text:p>
          <text:list>
            <text:list-item>
              <text:p text:style-name="P43"><text:bookmark text:name="_1ci93xb"/><text:span text:style-name="T15">While rendering the Services [Service Provider] may come to acquire confidential information of [Client], [Client]’s employees or associates:</text:span></text:p>
              <text:list>
                <text:list-item>
                  <text:p text:style-name="P48"><text:bookmark text:name="_3whwml4"/><text:span text:style-name="T15">information that affects the security of [Client], [Client]’s employees or associates, <text:s/>including:</text:span></text:p>
                  <text:list>
                    <text:list-item>
                      <text:p text:style-name="P51"><text:bookmark text:name="_2bn6wsx"/><text:soft-page-break/><text:span text:style-name="T15">information about the security of offices and other premises from which [Client] operates,</text:span></text:p>
                    </text:list-item>
                    <text:list-item>
                      <text:p text:style-name="P52"><text:bookmark text:name="_qsh70q"/><text:span text:style-name="T15">and information about the security of websites, wikis and other information technology facilities of [Client], </text:span></text:p>
                    </text:list-item>
                  </text:list>
                </text:list-item>
                <text:list-item>
                  <text:p text:style-name="P48"><text:bookmark text:name="_3as4poj"/><text:span text:style-name="T15">information about the finances, especially investments, expenditures, and employee remuneration of [Client];</text:span></text:p>
                </text:list-item>
                <text:list-item>
                  <text:p text:style-name="P48"><text:bookmark text:name="_1pxezwc"/><text:span text:style-name="T15">internal information on staffing and strategy of [Client];</text:span></text:p>
                </text:list-item>
                <text:list-item>
                  <text:p text:style-name="P48"><text:bookmark text:name="_49x2ik5"/><text:span text:style-name="T15">confidential information disclosed to [Client] by others such as partners, suppliers, co-funders, collaborators and the like;</text:span></text:p>
                </text:list-item>
                <text:list-item>
                  <text:p text:style-name="P48"><text:bookmark text:name="_2p2csry"/><text:span text:style-name="T15">private information of natural persons that [Client] has a duty to keep confidential;</text:span></text:p>
                </text:list-item>
              </text:list>
            </text:list-item>
          </text:list>
        </text:list-item>
      </text:list>
      <text:p text:style-name="P49"><text:bookmark text:name="_147n2zr"/></text:p>
      <text:list xml:id="list81714393268182" text:continue-numbering="true" text:style-name="WWNum4">
        <text:list-item>
          <text:list>
            <text:list-item>
              <text:list>
                <text:list-item>
                  <text:p text:style-name="P48"><text:bookmark text:name="_3o7alnk"/><text:span text:style-name="T15">draft documents prepared by or for [Client]not ready to be made public or openly distributed.</text:span></text:p>
                </text:list-item>
              </text:list>
            </text:list-item>
            <text:list-item>
              <text:p text:style-name="P43"><text:bookmark text:name="_23ckvvd"/><text:span text:style-name="T15">Whether information is confidential is determined by the nature of the information. Information may be confidential even if it is not listed above. If [Service Provider] is unsure whether particular information is confidential or not, then [he/she/they] must consult [Client] before disclosing the information.</text:span></text:p>
            </text:list-item>
            <text:list-item>
              <text:p text:style-name="P43"><text:bookmark text:name="_ihv636"/><text:span text:style-name="T15">[Service Provider]s must not disclose confidential information:</text:span></text:p>
              <text:list>
                <text:list-item>
                  <text:p text:style-name="P48"><text:bookmark text:name="_32hioqz"/><text:span text:style-name="T15">except to [Client];</text:span></text:p>
                </text:list-item>
                <text:list-item>
                  <text:p text:style-name="P48"><text:bookmark text:name="_1hmsyys"/><text:span text:style-name="T15">except to others outside [Client] so far as necessary to carry out [Service Provider]'s obligations in this agreement;</text:span></text:p>
                </text:list-item>
                <text:list-item>
                  <text:p text:style-name="P48"><text:bookmark text:name="_41mghml"/><text:span text:style-name="T15">unless the information is already in the public domain through no action of [Service Provider];</text:span></text:p>
                </text:list-item>
                <text:list-item>
                  <text:p text:style-name="P48"><text:bookmark text:name="_2grqrue"/><text:span text:style-name="T15">unless [Service Provider] is required to do so by a clear legal obligation in [Client]’s or [Service Provider]’s jurisdiction.</text:span></text:p>
                </text:list-item>
              </text:list>
            </text:list-item>
            <text:list-item>
              <text:p text:style-name="P43"><text:bookmark text:name="_vx1227"/><text:span text:style-name="T15">[Service Provider]s must ensure that systems, communications and documents containing confidential information are secure. [Client] may give written notice of minimum standards for ensuring security from time to time and [Service Provider] shall comply with those standards.</text:span></text:p>
            </text:list-item>
            <text:list-item>
              <text:p text:style-name="P43"><text:bookmark text:name="_3fwokq0"/><text:span text:style-name="T15">If [Service Provider] discloses information because disclosure is required by law or if a [Service Provider] has reason to suspect that confidential documents or communications under [his/her/their] control have been compromised then [he/she/they] must immediately notify [Client].</text:span></text:p>
            </text:list-item>
          </text:list>
        </text:list-item>
      </text:list>
      <text:p text:style-name="P44"/>
      <text:p text:style-name="P47"><text:span text:style-name="T15">Personal Data</text:span></text:p>
      <text:list xml:id="list81714507372185" text:continue-numbering="true" text:style-name="WWNum4">
        <text:list-item>
          <text:list>
            <text:list-item>
              <text:p text:style-name="P43"><text:span text:style-name="T15">In all dealings with personal data transferred to [Service Provider] by companies in [Client] Group [Service Provider] shall implement and follow the Personal Data Safeguards. Nothing in this agreement shall be construed as requiring [Service Provider] to implement the safeguards in respect of personal data acquired in any way other than by transfer from a company in the Foundation Group. </text:span></text:p>
            </text:list-item>
            <text:list-item>
              <text:p text:style-name="P43"><text:span text:style-name="T15">The Personal Data Safeguards refers to [Client] Personal Data Safeguards 1.0 incorporated in this agreement as Annex A, or a later version issued by the [Client]. The Personal Data Safeguards 1.0 may be replaced from time to time by the communication of revised Personal Data Safeguards issued by the [Client]. </text:span></text:p>
              <text:list>
                <text:list-item>
                  <text:p text:style-name="P48"><text:span text:style-name="T15">The revised Personal Data Safeguards shall replace the previous Personal Data Safeguards in their entirety.</text:span></text:p>
                </text:list-item>
                <text:list-item>
                  <text:p text:style-name="P48"><text:soft-page-break/><text:span text:style-name="T15">Nothing in the Personal Data Safeguards shall be interpreted to override any provision of the primary text of this agreement.</text:span></text:p>
                </text:list-item>
              </text:list>
            </text:list-item>
            <text:list-item>
              <text:p text:style-name="P43"><text:span text:style-name="T15">[Service Provider] shall ensure that every person employed or contracted to assist in rendering the services of [Service Provider] to [Client] agrees in writing to follow the Personal Data Safeguards in respect of personal data transferred by [Client].</text:span></text:p>
            </text:list-item>
            <text:list-item>
              <text:p text:style-name="P43"><text:span text:style-name="T15">[Service Provider] shall not transfer personal data to any person without requiring that person to implement the Personal Data Safeguards unless the Personal Data Safeguards themselves stipulate otherwise.</text:span></text:p>
            </text:list-item>
            <text:list-item>
              <text:p text:style-name="P43"><text:span text:style-name="T15">In processing personal data transferred by [Client] [Service Provider] shall</text:span></text:p>
              <text:list>
                <text:list-item>
                  <text:p text:style-name="P48"><text:span text:style-name="T15">only process personal data for as long as permitted by [Client];</text:span></text:p>
                </text:list-item>
                <text:list-item>
                  <text:p text:style-name="P48"><text:span text:style-name="T15">only process personal data as instructed in writing by [Client];</text:span></text:p>
                </text:list-item>
                <text:list-item>
                  <text:p text:style-name="P48"><text:span text:style-name="T15">keep personal data confidential;</text:span></text:p>
                </text:list-item>
                <text:list-item>
                  <text:p text:style-name="P48"><text:span text:style-name="T15">implement organisational and security measures to ensure personal data is secure;</text:span></text:p>
                </text:list-item>
                <text:list-item>
                  <text:p text:style-name="P48"><text:span text:style-name="T15">delete or return any <text:s/>personal data on instruction by [Client];</text:span></text:p>
                </text:list-item>
              </text:list>
            </text:list-item>
          </text:list>
        </text:list-item>
      </text:list>
      <text:p text:style-name="P67"><text:bookmark text:name="_1v1yuxt"/></text:p>
      <text:list xml:id="list81715701842522" text:continue-numbering="true" text:style-name="WWNum4">
        <text:list-item>
          <text:p text:style-name="P72"><text:bookmark text:name="_4f1mdlm"/><text:span text:style-name="T19">Intellectual Property</text:span></text:p>
          <text:list>
            <text:list-item>
              <text:p text:style-name="P43"><text:span text:style-name="T15">Creation for this agreement</text:span></text:p>
              <text:list>
                <text:list-item>
                  <text:p text:style-name="P48"><text:bookmark text:name="_2u6wntf"/><text:span text:style-name="T15">Intellectual Property is regarded as created for the purposes of this agreement if it is created after the agreement comes into effect and</text:span></text:p>
                  <text:list>
                    <text:list-item>
                      <text:p text:style-name="P51"><text:bookmark text:name="_19c6y18"/><text:span text:style-name="T15">it is created by [Service Provider] to deliver a render a service in terms of this agreement; or</text:span></text:p>
                    </text:list-item>
                    <text:list-item>
                      <text:p text:style-name="P51"><text:bookmark text:name="_3tbugp1"/><text:span text:style-name="T15">it is created by [Service Provider] to comply with an obligation to [Client] in this agreement; or</text:span></text:p>
                    </text:list-item>
                    <text:list-item>
                      <text:p text:style-name="P51"><text:bookmark text:name="_28h4qwu"/><text:span text:style-name="T15">It is <text:s/>created by [Service Provider] and communicated on behalf of [Client] or an other entity in [Client] Group or stored in the Information Systems of [Client] or an entity in [Client] Group.</text:span></text:p>
                    </text:list-item>
                  </text:list>
                </text:list-item>
                <text:list-item>
                  <text:p text:style-name="P48"><text:bookmark text:name="_nmf14n"/><text:span text:style-name="T15">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span></text:p>
                </text:list-item>
              </text:list>
            </text:list-item>
            <text:list-item>
              <text:p text:style-name="P43"><text:bookmark text:name="_37m2jsg"/><text:span text:style-name="T15">Vesting</text:span></text:p>
              <text:list>
                <text:list-item>
                  <text:p text:style-name="P48"><text:bookmark text:name="_1mrcu09"/><text:span text:style-name="T15">All Intellectual Property created for the purposes of this agreement vests in [Client].</text:span></text:p>
                </text:list-item>
                <text:list-item>
                  <text:p text:style-name="P48"><text:bookmark text:name="_46r0co2"/><text:span text:style-name="T15">If registration is required for the creation or vesting of Intellectual Property then registration must be in the name of [Client] unless [Client] directs otherwise in writing.</text:span></text:p>
                </text:list-item>
                <text:list-item>
                  <text:p text:style-name="P48"><text:bookmark text:name="_2lwamvv"/><text:span text:style-name="T15">Whenever [Service Provider] engages the assistance of or commissions works from any third party or makes use of the services of an employee to create Intellectual Property for the purposes of this agreement, then [Service Provider] must ensure that all Intellectual Property rights in those works vests in or are assigned to [Client].</text:span></text:p>
                </text:list-item>
                <text:list-item>
                  <text:p text:style-name="P48"><text:bookmark text:name="_111kx3o"/><text:soft-page-break/><text:span text:style-name="T15">During and after the Contract Period [Service Provider] shall, at [Client]'s request, execute any confirmatory assignment and any other appropriate documents [Client] may require. When called upon to do so by [Client], [Service Provider] shall provide all reasonable information, materials, co-operation and/or <text:s/>assistance to [Client] to enable [Client] to apply to register (where applicable) the Intellectual Property that vests in [Client] in terms of this agreement in the name of [Client] and prove [Client]'s title to Intellectual Property before any court or wherever such proof may reasonably be required.</text:span></text:p>
                </text:list-item>
              </text:list>
            </text:list-item>
            <text:list-item>
              <text:p text:style-name="P43"><text:bookmark text:name="_206ipza"/><text:span text:style-name="T6"><text:s/>[Service Provider] shall licence creative works subject to Intellectual Property created for the purposes of this agreement only as instructed by the [Client] .</text:span></text:p>
            </text:list-item>
            <text:list-item>
              <text:p text:style-name="P43"><text:bookmark text:name="_1yp28iy6rkrg"/><text:span text:style-name="T15">[Service Provider] <text:s/>will not apply for or obtain a patent, utility patent, registered designs, plant breeder's right or similar registered right over any knowledge resource or Intellectual Property created for the purposes of the agreement unless instructed to do so in writing by the [Client].</text:span></text:p>
            </text:list-item>
            <text:list-item>
              <text:p text:style-name="P43"><text:bookmark text:name="_vbrq4fm3fe4r"/><text:span text:style-name="T6">Warranty</text:span></text:p>
            </text:list-item>
          </text:list>
        </text:list-item>
      </text:list>
      <text:p text:style-name="P41"><text:bookmark text:name="_ku921yvi62ji"/><text:span text:style-name="T6">[Service Provider] warrants that Intellectual Property created for the purposes of the agreement will not infringe the Intellectual Property or other rights of any third party and [Service Provider] hereby indemnify and holds [Client] harmless against any and all harm, damage, loss and costs, including legal costs, which [Client] may suffer from a breach of these warranties. [Service Provider] warrants <text:s/>that she has the necessary permission, including licences or other lawful permissions, for any third party Intellectual Property included in or distributed with Intellectual Property created for purposes of this agreement.</text:span></text:p>
      <text:list xml:id="list81714401383349" text:continue-numbering="true" text:style-name="WWNum4">
        <text:list-item>
          <text:list>
            <text:list-item>
              <text:p text:style-name="P43"><text:bookmark text:name="_3bpcv66nn8so"/><text:span text:style-name="T6">The [Client] may distribute or instruct [Service Provider] to distribute any of the Intellectual Property created for the purposes of this agreement under an Open Licence or Open Licences. No additional amount will be due to the [Service Provider] for distribution of Intellectual Property created for this agreement. </text:span></text:p>
            </text:list-item>
          </text:list>
        </text:list-item>
      </text:list>
      <text:p text:style-name="P53"><text:bookmark text:name="_fz5qokw7nyc"/></text:p>
      <text:list xml:id="list81714287418874" text:continue-numbering="true" text:style-name="WWNum4">
        <text:list-item>
          <text:p text:style-name="P72"><text:bookmark text:name="_2zbgiuw"/><text:span text:style-name="T19"><text:s/>Interpreting This Agreement</text:span></text:p>
          <text:list>
            <text:list-item>
              <text:p text:style-name="P43"><text:bookmark text:name="_1egqt2p"/><text:span text:style-name="T15">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span></text:p>
            </text:list-item>
            <text:list-item>
              <text:p text:style-name="P43"><text:bookmark text:name="_3ygebqi"/><text:span text:style-name="T15">The rights and obligations as contained in this agreement are personal in nature and may not be transferred, assigned or ceded to any third party.</text:span></text:p>
            </text:list-item>
            <text:list-item>
              <text:p text:style-name="P43"><text:bookmark text:name="_2dlolyb"/><text:span text:style-name="T15">Words importing the singular include the plural and visa versa, words importing one gender include other genders.</text:span></text:p>
            </text:list-item>
            <text:list-item>
              <text:p text:style-name="P43"><text:bookmark text:name="_sqyw64"/><text:span text:style-name="T15">This agreement and all matters incidental thereto, including but not limited to the interpretation, application and termination of this agreement are governed by the law of the jurisdiction specified in the Contract Specifications.</text:span></text:p>
            </text:list-item>
            <text:list-item>
              <text:p text:style-name="P43"><text:bookmark text:name="_3cqmetx"/><text:span text:style-name="T15">Any notice required or permitted to be given in terms of this agreement will be valid and effective only if in writing. A notice is in writing for the purposes of this agreement if it is in text in an electronic form that it is accessible for subsequent reference.</text:span></text:p>
            </text:list-item>
            <text:list-item>
              <text:p text:style-name="P43"><text:bookmark text:name="_1rvwp1q"/><text:span text:style-name="T15">If a party to this agreement fails to fulfil an obligation in terms of this agreement and the other party does not require fulfilment then that will not constitute a waiver of the right to require the fulfilment of that obligation.</text:span></text:p>
            </text:list-item>
            <text:list-item>
              <text:p text:style-name="P43"><text:bookmark text:name="_4bvk7pj"/><text:span text:style-name="T15">When this agreement refers to a number of days then calculation of that number includes the day on which the event occurs, Saturdays, Sundays, public and bank holidays.</text:span></text:p>
            </text:list-item>
            <text:list-item>
              <text:p text:style-name="P43"><text:bookmark text:name="_2r0uhxc"/><text:span text:style-name="T15">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span></text:p>
            </text:list-item>
            <text:list-item>
              <text:p text:style-name="P43"><text:bookmark text:name="_1664s55"/><text:span text:style-name="T15">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span></text:p>
            </text:list-item>
          </text:list>
        </text:list-item>
        <text:list-item>
          <text:p text:style-name="P72"><text:bookmark text:name="_3q5sasy"/><text:span text:style-name="T19">Termination other than for Breach</text:span></text:p>
          <text:list>
            <text:list-item>
              <text:p text:style-name="P43"><text:bookmark text:name="_25b2l0r"/><text:span text:style-name="T15">In addition to termination at the expiry of the Contract Period specified in clause 2, and cancellation specified in clause 12 the agreement may be terminated in the circumstances set out below in 11.2, 11.3 and 11.4.</text:span></text:p>
            </text:list-item>
            <text:list-item>
              <text:p text:style-name="P43"><text:bookmark text:name="_kgcv8k"/><text:span text:style-name="T15">If a party to this agreement party dies or is finally sequestrated then the agreement will terminate on the day of death or final sequestration.</text:span></text:p>
            </text:list-item>
            <text:list-item>
              <text:p text:style-name="P43"><text:bookmark text:name="_34g0dwd"/><text:span text:style-name="T15">If a party to this agreement is permanently disabled or provisionally sequestrated then [Client] may elect whether or not to terminate the agreement. If [Client] elects to terminate the agreement then [Client] may do so by giving thirty (30) days notice to the the affected party, its heirs, successors or assigns, or where applicable the administrator or executor or the like of that other party.</text:span></text:p>
            </text:list-item>
            <text:list-item>
              <text:p text:style-name="P43"><text:bookmark text:name="_1jlao46"/><text:soft-page-break/><text:span text:style-name="T15">A party will not be liable for the performance of any one of [his/her/thei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span></text:p>
            </text:list-item>
          </text:list>
        </text:list-item>
        <text:list-item>
          <text:p text:style-name="P72"><text:bookmark text:name="_43ky6rz"/><text:span text:style-name="T19">Breach</text:span></text:p>
          <text:list>
            <text:list-item>
              <text:p text:style-name="P43"><text:bookmark text:name="_2iq8gzs"/><text:span text:style-name="T15">In the event of breach of this agreement by a party, save for a breach as envisaged in paragraph 13.2 below, the defaulting party must be given ten (10) days, by means of written 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span></text:p>
            </text:list-item>
            <text:list-item>
              <text:p text:style-name="P43"><text:bookmark text:name="_xvir7l"/><text:span text:style-name="T15">In the event that another party to this agreement commits an act that brings the reputation of [Client] into disrepute or creates a conflict of interest with [Client], [Client] will have the right to terminate the agreement with immediate effect and without prior notice, and [Client] is entitled to claim damages.</text:span></text:p>
            </text:list-item>
          </text:list>
        </text:list-item>
        <text:list-item>
          <text:p text:style-name="P54"><text:span text:style-name="T19">Effect of Termination</text:span></text:p>
          <text:list>
            <text:list-item>
              <text:p text:style-name="P55"><text:span text:style-name="T19">When this agreement Terminates, whether in terms of clause 3, 11 or 12 the following clauses will, as far as necessary to give effect to them, remain in force between the parties: 8,9,10,11,12 14, 15 and 16. Any other provision necessary for the efficacy of those clauses will also remain in force.</text:span></text:p>
            </text:list-item>
            <text:list-item>
              <text:p text:style-name="P54"><text:span text:style-name="T19">If [Service Provider] has generated any access codes, passwords or similar means of accessing or controlling any aspect of the communications or informations systems of [Client] Group then [Service Provider] shall make those available to [Client]. After termination [Service Provider] shall, if required to do so by [Client] enable [Client] to access or control any communications or information systems of [Client] to which [Service Provider] has access or control. </text:span></text:p>
            </text:list-item>
          </text:list>
        </text:list-item>
        <text:list-item>
          <text:p text:style-name="P72"><text:bookmark text:name="_4h042r0"/><text:span text:style-name="T19">Disputes</text:span></text:p>
          <text:list>
            <text:list-item>
              <text:p text:style-name="P43"><text:bookmark text:name="_2w5ecyt"/><text:span text:style-name="T15">If there is a dispute between the parties about this agreement, then a party may choose to resolve the dispute by mediation.</text:span></text:p>
            </text:list-item>
            <text:list-item>
              <text:p text:style-name="P43"><text:bookmark text:name="_1baon6m"/><text:span text:style-name="T15">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span></text:p>
            </text:list-item>
            <text:list-item>
              <text:p text:style-name="P43"><text:bookmark text:name="_3vac5uf"/><text:span text:style-name="T15">Once a mediator is agreed [he/she] must attempt to resolve the dispute within thirty (30) days from receipt by all the parties of the notice requesting mediation.</text:span></text:p>
            </text:list-item>
            <text:list-item>
              <text:p text:style-name="P43"><text:bookmark text:name="_2afmg28"/><text:span text:style-name="T15">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span></text:p>
            </text:list-item>
            <text:list-item>
              <text:p text:style-name="P43"><text:bookmark text:name="_pkwqa1"/><text:span text:style-name="T15">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span></text:p>
            </text:list-item>
            <text:list-item>
              <text:p text:style-name="P43"><text:bookmark text:name="_39kk8xu"/><text:span text:style-name="T15">If the parties fail to agree on an arbitrator, or an agreed arbitrator does not accept the nomination in the time specified, then the [Insert name of chosen organisation] will be requested to appoint an arbitrator.</text:span></text:p>
            </text:list-item>
            <text:list-item>
              <text:p text:style-name="P43"><text:span text:style-name="T15">Arbitration will take place according to rules agreed between the parties and when such rules are silent, according to the arbitration rules of the [Insert name of chosen organisation]. If there is any conflict between the agreed rules of the [Insert name of chosen organisation] rules and this agreement, then this agreement prevails over the rules.</text:span></text:p>
            </text:list-item>
            <text:list-item>
              <text:p text:style-name="P43"><text:bookmark text:name="_1opuj5n"/><text:span text:style-name="T15">Arbitration must take place within thirty (30) days of referral to arbitration. The parties may agree that arbitration will take place solely through the submission of written documents or alternatively through video conferencing or the like.</text:span></text:p>
            </text:list-item>
            <text:list-item>
              <text:p text:style-name="P43"><text:bookmark text:name="_48pi1tg"/><text:span text:style-name="T15">The parties will do their best to make sure that the arbitration is held and an award made within sixty (60) days from referral to arbitration.</text:span></text:p>
            </text:list-item>
            <text:list-item>
              <text:p text:style-name="P43"><text:bookmark text:name="_2nusc19"/><text:span text:style-name="T15">The arbitrator will determine who must bear the cost of arbitration unless the parties agree otherwise prior to arbitration.</text:span></text:p>
            </text:list-item>
            <text:list-item>
              <text:p text:style-name="P43"><text:bookmark text:name="_1302m92"/><text:span text:style-name="T15">The arbitration award will be final and binding.</text:span></text:p>
            </text:list-item>
          </text:list>
        </text:list-item>
        <text:list-item>
          <text:p text:style-name="P72"><text:bookmark text:name="_3mzq4wv"/><text:span text:style-name="T19">Notices</text:span></text:p>
          <text:list>
            <text:list-item>
              <text:p text:style-name="P43"><text:span text:style-name="T15">Each Party choose its address for the purposes of the giving of any notice, the payment of any sum, the serving of any process and for any other purpose arising from this agreement <text:s/>their respective addresses <text:s/>set out t in the Contract Specifications.</text:span></text:p>
            </text:list-item>
            <text:list-item>
              <text:p text:style-name="P56"><text:soft-page-break/><text:span text:style-name="T15">Each party is entitled, to vary its address for notices to any other address which is not a post office box or poste restante by written notice, including by email, to the other parties.</text:span></text:p>
            </text:list-item>
            <text:list-item>
              <text:p text:style-name="P43"><text:bookmark text:name="_2250f4o"/><text:span text:style-name="T15">Any notice given and any payment made by one party to another (the "Addressee") which:</text:span></text:p>
              <text:list>
                <text:list-item>
                  <text:p text:style-name="P48"><text:bookmark text:name="_haapch"/><text:span text:style-name="T15">is delivered by hand, during the normal business hours of the Addressee at the Addressee's address for notices for the time being, will be deemed, in the absence of proof to the contrary, to have been received by the Addressee at the time of delivery; or</text:span></text:p>
                </text:list-item>
                <text:list-item>
                  <text:p text:style-name="P48"><text:bookmark text:name="_319y80a"/><text:span text:style-name="T15">is transmitted through an electronic communication system such as electronic mail, and delivered to an Addressee’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span></text:p>
                </text:list-item>
              </text:list>
            </text:list-item>
          </text:list>
        </text:list-item>
        <text:list-item>
          <text:p text:style-name="P72"><text:bookmark text:name="_1gf8i83"/><text:span text:style-name="T19">Signature and Conclusion</text:span></text:p>
        </text:list-item>
      </text:list>
      <text:p text:style-name="P57"><text:bookmark text:name="_40ew0vw"/><text:span text:style-name="T15">Electronic Form</text:span></text:p>
      <text:list xml:id="list81714604503536" text:continue-numbering="true" text:style-name="WWNum4">
        <text:list-item>
          <text:list>
            <text:list-item>
              <text:p text:style-name="P43"><text:bookmark text:name="_2fk6b3p"/><text:span text:style-name="T15">The Parties agree to this version of this agreement in electronic form and signed by Electronic Signatures of the parties.</text:span></text:p>
            </text:list-item>
            <text:list-item>
              <text:p text:style-name="P43"><text:bookmark text:name="_upglbi"/><text:span text:style-name="T15">Each Party consents to the use of the electronic version of this agreement provided by [Client]. The electronic version of this agreement provided by [Client] and signed with Electronic Signatures, will be regarded as valid for all legal purposes, and as original” and “in writing” for all legal purposes.</text:span></text:p>
            </text:list-item>
            <text:list-item>
              <text:p text:style-name="P43"><text:bookmark text:name="_3ep43zb"/><text:span text:style-name="T15">Each party consents to the production of the electronic version of the agreement provided by [Client] and signed by the Electronic Signature as a document that meets any requirement or permission under any statutory provision or rule of law that a person is required or permitted to produce a document.</text:span></text:p>
            </text:list-item>
          </text:list>
        </text:list-item>
      </text:list>
      <text:p text:style-name="P57"><text:bookmark text:name="_1tuee74"/><text:span text:style-name="T15">Electronic Signature</text:span></text:p>
      <text:list xml:id="list81714247834678" text:continue-numbering="true" text:style-name="WWNum4">
        <text:list-item>
          <text:list>
            <text:list-item>
              <text:p text:style-name="P43"><text:bookmark text:name="_4du1wux"/><text:span text:style-name="T15">The Parties are using Electronic Signatures to conclude this agreement.</text:span></text:p>
            </text:list-item>
            <text:list-item>
              <text:p text:style-name="P43"><text:bookmark text:name="_2szc72q"/><text:span text:style-name="T15">Each Party will be assigned an Electronic Signature by a Third Party Service designated by [Client].</text:span></text:p>
            </text:list-item>
            <text:list-item>
              <text:p text:style-name="P43"><text:bookmark text:name="_184mhaj"/><text:span text:style-name="T15">By associating the Electronic Signature assigned to it by the Third Party Service with the electronic version of this agreement a signatory:</text:span></text:p>
              <text:list>
                <text:list-item>
                  <text:p text:style-name="P48"><text:bookmark text:name="_3s49zyc"/><text:span text:style-name="T15">identifies (himself/herself), and</text:span></text:p>
                </text:list-item>
                <text:list-item>
                  <text:p text:style-name="P48"><text:bookmark text:name="_279ka65"/><text:span text:style-name="T15">demonstrates an intention to be legally bound, and</text:span></text:p>
                </text:list-item>
                <text:list-item>
                  <text:p text:style-name="P48"><text:bookmark text:name="_meukdy"/><text:span text:style-name="T15">consents to use of the Electronic Signature for purposes of the previous two sub paragraphs, and</text:span></text:p>
                </text:list-item>
                <text:list-item>
                  <text:p text:style-name="P48"><text:bookmark text:name="_36ei31r"/><text:span text:style-name="T15">consents to use of Electronic Signatures by the other parties for the purposes of identification and demonstration of intention.</text:span></text:p>
                </text:list-item>
              </text:list>
            </text:list-item>
            <text:list-item>
              <text:p text:style-name="P43"><text:bookmark text:name="_1ljsd9k"/><text:span text:style-name="T15">The agreement will be concluded when all the parties have associated their assigned Electronic Signature with this agreement as it is provided by [Client].</text:span></text:p>
            </text:list-item>
            <text:list-item>
              <text:p text:style-name="P43"><text:bookmark text:name="_45jfvxd"/><text:span text:style-name="T15">Any persons signing this agreement in a representative capacity warrants [his/her] authority to do so.</text:span><text:bookmark text:name="_2koq656"/></text:p>
            </text:list-item>
            <text:list-item>
              <text:p text:style-name="P43"><text:span text:style-name="T15">An electronic version of this agreement with associated Electronic Signatures constitute prima facie proof of this agreement. <text:s/>A certificate provided by the Third Party Service appointed by [Client] constitutes prima facie proof of the information in the certificate such as time of signature. A true paper copy of the electronic version of this agreement constitutes prima facie proof of this agreement.</text:span></text:p>
            </text:list-item>
          </text:list>
        </text:list-item>
      </text:list>
      <text:p text:style-name="P20"/>
      <text:p text:style-name="P68"><text:bookmark text:name="_zu0gcz"/><text:span text:style-name="T19">Record of Signature</text:span></text:p>
      <text:p text:style-name="P12"/>
      <text:p text:style-name="P12"/>
      <text:p text:style-name="P12"/>
      <text:p text:style-name="P12"/>
      <text:p text:style-name="P12"/>
      <text:p text:style-name="P4"><text:span text:style-name="T11">__________________________________________</text:span></text:p>
      <text:p text:style-name="P4"><text:span text:style-name="T11">Signature for and on behalf of [Client]</text:span></text:p>
      <text:p text:style-name="P4"><text:span text:style-name="T11">Date of Signature</text:span></text:p>
      <text:p text:style-name="P12"/>
      <text:p text:style-name="P12"/>
      <text:p text:style-name="P12"/>
      <text:p text:style-name="P12"/>
      <text:p text:style-name="P12"/>
      <text:p text:style-name="P12"/>
      <text:p text:style-name="P4"><text:span text:style-name="T11">__________________________________________</text:span></text:p>
      <text:p text:style-name="P4"><text:span text:style-name="T11">for and on behalf of [Service Provider]</text:span></text:p>
      <text:p text:style-name="P17"><text:bookmark text:name="_3jtnz0s"/><text:span text:style-name="T15">Date of Signature: </text:span></text:p>
      <text:p text:style-name="P18"><text:bookmark text:name="_sof9edlg8trs"/></text:p>
      <text:p text:style-name="P19"><text:bookmark text:name="_gce420cz7axx"/><text:span text:style-name="T6"><text:s/></text:span></text:p>
      <text:p text:style-name="P17"><text:bookmark text:name="_eiz1d9j2r36"/><text:span text:style-name="T6"><text:s/></text:span></text:p>
      <text:p text:style-name="P18"><text:bookmark text:name="_2073jrr4o6e7"/></text:p>
      <text:p text:style-name="P68"><text:bookmark text:name="_fnz42eck8lpe"/>​ Annex A: Personal Data Safeguards</text:p>
      <text:p text:style-name="P68"><text:bookmark text:name="_fnz42eck8lpe1"/></text:p>
      <text:p text:style-name="P68"><text:bookmark text:name="_fnz42eck8lpe2"/>Personal Data Safeguards 1.0</text:p>
      <text:p text:style-name="P18"><text:bookmark text:name="_jnb0no11ioox"/></text:p>
      <text:p text:style-name="P69"><text:bookmark text:name="_2fg560uth4lk"/>Fifteen Commandments for Using Personal Data</text:p>
      <text:p text:style-name="P18"><text:bookmark text:name="_s3o05292ksnv"/></text:p>
      <text:p text:style-name="P17"><text:bookmark text:name="_4otx5l515mh7"/><text:span text:style-name="T6">If you are an employee, consultant or other service provider of [Client] and [Client] shares the personal data of people with you then these commandments tell you what you must do to protect personal data entrusted to you by [Client]. [Client] puts particular responsibilities in respect of data on particular people in client but these rules apply to everyone who does work for [Client]. For legal purposes these safeguards note that deliberate or negligent failure to comply with these safeguards is grounds for termination of employment or breach of service agreements. but [Client] staff and consultants are committed to doing the right thing, so these commandments are firstly to help know what the right thing is.</text:span></text:p>
      <text:p text:style-name="P18"><text:bookmark text:name="_ohvll2z5c2lk"/></text:p>
      <text:p text:style-name="P17"><text:bookmark text:name="_fooeq7ldyzxa"/><text:span text:style-name="T6">1. Only collect and use data for a specific purpose. For example only get someone’s bank details if they are needed to make payment to a person, and then only use the details to make payment and to keep a record of the transaction for compliance and regulatory purposes. </text:span></text:p>
      <text:p text:style-name="P18"><text:bookmark text:name="_3syslfem47tw"/></text:p>
      <text:p text:style-name="P17"><text:bookmark text:name="_ywlmwq2uxz9q"/><text:span text:style-name="T6">2. Only collect personal data that [Client] actually needs to do something. </text:span></text:p>
      <text:p text:style-name="P18"><text:bookmark text:name="_whxebai4asdz"/></text:p>
      <text:p text:style-name="P17"><text:bookmark text:name="_ind93xw20hpm"/><text:span text:style-name="T6">3. Only collect and use data if the person whose data it is has:</text:span></text:p>
      <text:p text:style-name="P17"><text:bookmark text:name="_duc1ptac3348"/><text:span text:style-name="T6">consented to the use of the data, or</text:span></text:p>
      <text:p text:style-name="P17"><text:bookmark text:name="_b5qdai49in2m"/><text:span text:style-name="T6">the data is needed to draft a contract or to carry out a contract with the person, or</text:span></text:p>
      <text:p text:style-name="P17"><text:bookmark text:name="_b26l6avn2dq5"/><text:span text:style-name="T6">[Client] has advised in writing that a use of personal data is authorised by [Client].</text:span></text:p>
      <text:p text:style-name="P18"><text:bookmark text:name="_p46y7h2wx1xp"/></text:p>
      <text:p text:style-name="P17"><text:bookmark text:name="_v2pex81hiwll"/><text:span text:style-name="T6">4. <text:s/>When you get consent to use personal data it must always be an affirmative act. For example someone must tick a box or select yes or sign a document to show consent. Just stating that someone gives consent if they don’t object in a notice in an email or website terms is not enough.</text:span></text:p>
      <text:p text:style-name="P18"><text:bookmark text:name="_9ia4v6688mcr"/><text:soft-page-break/></text:p>
      <text:p text:style-name="P17"><text:bookmark text:name="_39rw7glgbxev"/><text:span text:style-name="T6">5. Don’t collect personal data about racial or ethnic origin, political opinions, religious or philosophical beliefs, or trade-union membership, genetic data, biometric data for the purpose of uniquely identifying a natural person, data concerning health or data concerning a natural person's sex life or sexual orientation unless specifically requested to do so in writing by [Client].</text:span></text:p>
      <text:p text:style-name="P18"><text:bookmark text:name="_v2tpsui467cw"/></text:p>
      <text:p text:style-name="P17"><text:bookmark text:name="_usqw3wwho0l0"/><text:span text:style-name="T6">6. Do not share special data, such as political opinions, outside [Client] without the consent of the person whose data it is unless that person has very clearly made it public.</text:span></text:p>
      <text:p text:style-name="P18"><text:bookmark text:name="_8uu1mjkryih3"/></text:p>
      <text:p text:style-name="P17"><text:bookmark text:name="_6cwy7o2baft6"/><text:span text:style-name="T6">7. Before introducing a new automated process check it with [Client] to ensure that it does not include profiling which is automatically evaluating someone according personal characteristics.</text:span></text:p>
      <text:p text:style-name="P18"><text:bookmark text:name="_r7mryg2nedmr"/></text:p>
      <text:p text:style-name="P17"><text:bookmark text:name="_nmtls9c3ac2"/><text:span text:style-name="T6">8. Don’t keep personal data longer than is necessary for the purpose unless [Client] is required to keep that data to comply with laws such as tax laws, finance law or to comply with [Client]’s commitment to openness and transparency.</text:span></text:p>
      <text:p text:style-name="P18"><text:bookmark text:name="_nh79stv51dn4"/></text:p>
      <text:p text:style-name="P17"><text:bookmark text:name="_e2anj34vxgx0"/><text:span text:style-name="T6">9. Don’t keep personal data for the sole purpose of showing compliance with the GDPR. </text:span></text:p>
      <text:p text:style-name="P18"><text:bookmark text:name="_rjtooj81t50c"/></text:p>
      <text:p text:style-name="P17"><text:bookmark text:name="_3ccdav68zhvw"/><text:span text:style-name="T6">10. If someone requests that you update, correct, delete, restrict or port personal data <text:s/>then tell them to make the request via email to {Insert dedicated email address for data issues}. All personal data requests must always be dealt with by this email address so that [Client] can record each request and what it has done about it.</text:span></text:p>
      <text:p text:style-name="P18"><text:bookmark text:name="_nekai6zhht16"/></text:p>
      <text:p text:style-name="P17"><text:bookmark text:name="_a03mi4k5gwo6"/><text:span text:style-name="T6">11. If you suspect that personal data has been breached then immediately advise the person designated by [Client].</text:span></text:p>
      <text:p text:style-name="P18"><text:bookmark text:name="_wnq7wh9p3af1"/></text:p>
      <text:p text:style-name="P17"><text:bookmark text:name="_ljxifacequva"/><text:span text:style-name="T6">12. Alert the person designated by [Client] if anyone does not comply with these safeguards. </text:span></text:p>
      <text:p text:style-name="P18"><text:bookmark text:name="_27fw5aoaqda4"/></text:p>
      <text:p text:style-name="P17"><text:bookmark text:name="_j7toyh9oc0mb"/><text:span text:style-name="T6">13. If you want to share personal data outside [Client] check if the recipient is someone approved for sharing. If not then before sharing the data provide the following information to the person designated by [Client]: </text:span></text:p>
      <text:list xml:id="list1143557735" text:style-name="WWNum3">
        <text:list-item>
          <text:p text:style-name="P58"><text:bookmark text:name="_if48hk3patgb"/><text:span text:style-name="T6">whether the intended recipient is in the European Union or not;</text:span></text:p>
        </text:list-item>
        <text:list-item>
          <text:p text:style-name="P58"><text:bookmark text:name="_wuzhno06cj5"/><text:span text:style-name="T6">the categories of personal data to be shared;</text:span></text:p>
        </text:list-item>
        <text:list-item>
          <text:p text:style-name="P58"><text:bookmark text:name="_szk24o3gggfa"/><text:span text:style-name="T6">the basis for using the data, is it needed for a contract with the person or have they consented to use of their personal data; </text:span></text:p>
        </text:list-item>
        <text:list-item>
          <text:p text:style-name="P61"><text:bookmark text:name="_eelgkcfs4qia"/><text:soft-page-break/><text:span text:style-name="T6">the written undertaking by the intended recipient - either a specific contract or general terms of use to comply with the General Data Protection Regulations.</text:span></text:p>
        </text:list-item>
      </text:list>
      <text:p text:style-name="P17"><text:bookmark text:name="_mn7ifapspaol"/><text:span text:style-name="T6">Do not share personal data outside [Client] with anyone not approved by the person designated by [Client].</text:span></text:p>
      <text:p text:style-name="P18"><text:bookmark text:name="_cj4ohf5prc3a"/></text:p>
      <text:p text:style-name="P17"><text:bookmark text:name="_vcxq8y1wos8p"/><text:span text:style-name="T6">14. The personal data safeguards will be updated from time to time by the person designated by [Client]. When you get the new safeguards they will replace and over-rule these safeguards. </text:span></text:p>
      <text:p text:style-name="P18"><text:bookmark text:name="_jbytw7koh1ke"/></text:p>
      <text:p text:style-name="P17"><text:bookmark text:name="_vfwgnjwec23o"/><text:span text:style-name="T6">15. If you have any questions or uncertainty about how comply with the safeguards then consult the person designated by [Client].</text:span></text:p>
      <text:p text:style-name="P18"><text:bookmark text:name="_kift4bad658u"/></text:p>
      <text:p text:style-name="P73"><text:bookmark text:name="_v63ibu1z5316"/>​ Personal Data</text:p>
      <text:p text:style-name="P17"><text:bookmark text:name="_rzujdg4q8ouy"/><text:span text:style-name="T6">In these safeguards <text:s/>'personal data' means any information relating to an identified or identifiable natural person ('data subject'); an identifiable natural person is one who can be identified, directly or indirectly, in particular by reference to an identifier such as a name, an identification number, location data, an online identifier or to one or more factors specific to the physical, physiological, genetic, mental, economic, cultural or social identity of that natural person.</text:span></text:p>
      <text:p text:style-name="P18"><text:bookmark text:name="_3xr4n8t2n00k"/></text:p>
      <text:p text:style-name="P17"><text:bookmark text:name="_bgbsj0da4x60"/><text:span text:style-name="T6">The law on personal data, and these safeguards apply to automated data processing and data in a filing system. These safeguards do not apply to data communicated verbally or that is not automated or part of a filing system, such as at a [Client] event. Instead communication at events is governed by [Client]’s rules for that event.</text:span></text:p>
      <text:p text:style-name="P18"><text:bookmark text:name="_3bpoyx6tn137"/></text:p>
      <text:p text:style-name="P17"><text:bookmark text:name="_h80j55q8hwp8"/><text:span text:style-name="T6">Generally [Client] only has personal data from people with whom it has some relationship, such as an applicant for a Fellowship, the recipient of a grant, a service provider, a consultant or an employee.</text:span></text:p>
      <text:p text:style-name="P17"><text:bookmark text:name="_gmzu2tg4930l"/><text:span text:style-name="T6">​ </text:span></text:p>
      <text:p text:style-name="P73"><text:bookmark text:name="_9svg1i11pwr4"/>​ Processing</text:p>
      <text:p text:style-name="P17"><text:bookmark text:name="_qdwggcm007by"/><text:span text:style-name="T6">When personal is collected, obtained, stored, used internally by [Client] or communicated to people and entities outside of [Client], then it is called processing. All processing of personal data by [Client] must comply with these safeguards. </text:span></text:p>
      <text:p text:style-name="P17"><text:bookmark text:name="_wk23y1gafsko"/><text:span text:style-name="T6">[Client] only processes data if it has a legal basis. There are three main legal bases for [Client] to process data. </text:span></text:p>
      <text:p text:style-name="P17"><text:bookmark text:name="_1arkrw5jw1ny"/><text:span text:style-name="T6">The personal data are necessary for a contract between [Client] and the person whose data are processed. Processing for a contract <text:s/>that is anticipated but not yet concluded is processing for a contract.</text:span></text:p>
      <text:p text:style-name="P17"><text:bookmark text:name="_9m50ify52dv"/><text:span text:style-name="T6">The person whose data are being processed has consented.</text:span></text:p>
      <text:p text:style-name="P17"><text:bookmark text:name="_5vnumy87iy3z"/><text:span text:style-name="T6">The processing is necessary for [Client] to pursue its aims and the fundamental interests, rights and freedoms of the data subject are not infringed by the processing. </text:span></text:p>
      <text:p text:style-name="P73"><text:bookmark text:name="_wqudzikbt9x9"/>​ Purpose</text:p>
      <text:p text:style-name="P17"><text:bookmark text:name="_q4dgflvvlr03"/><text:soft-page-break/><text:span text:style-name="T6">[Client] only collect personal data for a specific permitted purpose, for example to pay money to someone. When data are collected for a particular purpose then only the data necessary for the purpose should be collected. For example the physical address of a person who will receive money from [Client] is usually not relevant to the purpose of paying them by electronic transfer unless the bank facilitating payment demands it.</text:span></text:p>
      <text:p text:style-name="P73"><text:bookmark text:name="_2tobumaan79g"/>​ Consent</text:p>
      <text:p text:style-name="P17"><text:bookmark text:name="_ve2jv333obd3"/><text:span text:style-name="T6">When [Client] gets data from someone who consents to [Client] processing their data then the consent has be to affirmative. So consent cannot be inferred because someone keeps on using a website that has a notice saying that carrying on using the website is consent, or doesn’t opt out of getting emails. Consent can be shown by someone ticking a box, or supplying an email address or clicking a yes button on a website. Someone who gives consent can withdraw their consent at any time and should be told that they can withdraw consent at any time. But any processing done before consent is withdrawn is not affected. </text:span></text:p>
      <text:p text:style-name="P73"><text:bookmark text:name="_htkd6vket1ku"/>​ Special data</text:p>
      <text:p text:style-name="P17"><text:bookmark text:name="_hsf4zty3hxc"/><text:span text:style-name="T6">Special data is data on the racial or ethnic origin, political opinions, religious or philosophical beliefs, or trade-union membership, and the processing of genetic data, biometric data for the purpose of uniquely identifying a natural person, data concerning health or data concerning a natural person's sex life or sexual orientation of anyone. [Client] does not seek to acquire special data but as categories ‘political opinions’ and ‘philosophical beliefs’ are not easily defined categories. Information that could arguably fit into these categories if they are interpreted broadly is sometimes included in dialogue with [Client]’s partners on the possible ways of achieving [Client]’s aims. </text:span></text:p>
      <text:p text:style-name="P17"><text:bookmark text:name="_5fyts0uxze3d"/><text:span text:style-name="T6">When [Client] processes special data it does so in the course of its activities as a non-profit organisation to achieve our aim of an open knowledge society with limitless possibilities for all. [Client] only processes special data from those with whom it partners to achieve its aims such as grant recipients, Fellows and alumni Fellows. </text:span></text:p>
      <text:p text:style-name="P18"><text:bookmark text:name="_xfbdtnqwd5ne"/></text:p>
      <text:p text:style-name="P73"><text:bookmark text:name="_ni1hrfkttive"/>​ Profiling</text:p>
      <text:p text:style-name="P17"><text:bookmark text:name="_cztzi9yyajp"/><text:span text:style-name="T6">[Client] does not engage in profiling, which is <text:s/>“any form of automated processing of personal data consisting of the use of personal data to evaluate certain personal aspects relating to a natural person”. <text:s/>For example, automatically calculating a credit score based on personal data is profiling, as is deciding that someone is a security threat based on automated processing of personal <text:s/>data. </text:span></text:p>
      <text:p text:style-name="P18"><text:bookmark text:name="_2adk2uhf1r1a"/></text:p>
      <text:p text:style-name="P73"><text:bookmark text:name="_3gkco92859sp"/><text:s/>Keeping Data</text:p>
      <text:p text:style-name="P17"><text:bookmark text:name="_rt96e6j027ox"/><text:span text:style-name="T6">As a general rule personal data in contracts, or that is used for financial purposes is kept for the foreseeable future. [Client] does not keep personal data longer than is necessary for the purpose unless [Client] is required to keep that data to comply with laws such as tax laws, finance law, to report to <text:s/>the trustees and Founder, to comply with [Client]’s commitment to openness and transparency or if it is necessary to accomplish [Client]’s mission.</text:span></text:p>
      <text:p text:style-name="P17"><text:bookmark text:name="_x5tdekvjcn1v"/><text:span text:style-name="T6">[Client] does not keep personal data for the sole purpose of showing compliance with the GDPR. Once [Client] has processed data in compliance with the GDPR and it is no longer necessary for the original purpose and not required for another law it should be deleted.</text:span></text:p>
      <text:p text:style-name="P17"><text:bookmark text:name="_l11xyg20o7yl"/><text:span text:style-name="T6">Data can also be kept for archiving purposes for research and statistical services. If data are only kept for these purposes then if possible it should be pseudonymised. </text:span></text:p>
      <text:p text:style-name="P73"><text:bookmark text:name="_zh1u51yfdkjk"/>​ Notice of Data Use and Rights</text:p>
      <text:p text:style-name="P17"><text:bookmark text:name="_36mtnmuy13wl"/><text:span text:style-name="T6">[Client] gives notice to each person whose personal data it has, of the categories of <text:s/>their data that it has, and the legal basis and the purpose for which the data is used. In the same notice [Client] advises each person what their ‘data rights’ are. These are the right they have to make certain requests of [Client] in respect of their data, [Client] must comply with these if it is able to do so. <text:s/></text:span></text:p>
      <text:p text:style-name="P18"><text:bookmark text:name="_fdmln83ont7j"/></text:p>
      <text:p text:style-name="P17"><text:bookmark text:name="_wn2vxogq4dz1"/><text:span text:style-name="T6">Each person whose personal data [Client] has can make requests to [Client] about their data. They can ask [Client] to advise what personal data [Client] has on them. They can also ask that [Client] update, correct or delete personal data. Someone whose personal data [Client] has can also ask that their data be restricted, which means it is stored but not used, because the person contests the accuracy of the data or the basis on which [Client] is using it.</text:span></text:p>
      <text:p text:style-name="P18"><text:bookmark text:name="_905ly89e5jdb"/></text:p>
      <text:p text:style-name="P17"><text:bookmark text:name="_e8034mi8j0r7"/><text:span text:style-name="T6">Someone whose data [Client] has can also ask [Client] to port the data, either giving them a copy in a standard format or requesting [Client] to send the data in a standard format to someone else. If someone requests that [Client] port their personal data to a 3rd party then [Client] warns the person requesting that their data be ported that [Client] has no control over what the 3rd party does with the data. Instead the person who is asking that the data be ported must deal directly with the 3rd party to ensure that their data is dealt with as they require. [Client] has no responsibility after the data is ported. </text:span></text:p>
      <text:p text:style-name="P18"><text:bookmark text:name="_fpmbs77k1r75"/></text:p>
      <text:p text:style-name="P17"><text:bookmark text:name="_2z221t5yidz2"/><text:soft-page-break/><text:span text:style-name="T6">Whenever possible [Client] will do want is requested. But sometimes laws, such as finance laws will prevent [Client] from doing what is requested. If that happens [Client] must tell the person that [Client] cannot comply. </text:span></text:p>
      <text:p text:style-name="P18"><text:bookmark text:name="_qhwu2atzfomx"/></text:p>
      <text:p text:style-name="P17"><text:bookmark text:name="_ra680hxurba5"/><text:span text:style-name="T6">All requests to update, correct, delete, restrict or port personal data are dealt with the same way to ensure that [Client] can record to the request and the response to the request. [Client] requires that requests are sent to a function specific email (privacy@shuttleworth[Client].org) which copies to multiple recipients.[Client] must respond to requests within 30 days of receipt of the request either by doing as the person asks, advising that there is a delay for a reason permitted by law, or advising why [Client] cannot comply.</text:span></text:p>
      <text:p text:style-name="P18"><text:bookmark text:name="_6see9i6xewco"/></text:p>
      <text:p text:style-name="P17"><text:bookmark text:name="_ycla9xoink92"/><text:span text:style-name="T6">People whose personal data [Client] has must be given notice if they think [Client] has not dealt with their personal data appropriately then they can make a complaint to an authority about how [Client] uses data. [Client] company SF Isle of Man Limited is the regarded as controller of <text:s/>data for these purposes. Therefore complaints can be made to the Isle of Man Information Commissioner. </text:span></text:p>
      <text:p text:style-name="P18"><text:bookmark text:name="_fj6rh7iafnjc"/></text:p>
      <text:p text:style-name="P73"><text:bookmark text:name="_e86te0t9cmbp"/>​ Security</text:p>
      <text:p text:style-name="P17"><text:bookmark text:name="_loxajfhgisqq"/><text:span text:style-name="T6">[Client] must keep personal data secure. Existing systems are evaluated to ascertain whether they are appropriately secure.</text:span></text:p>
      <text:p text:style-name="P17"><text:bookmark text:name="_5uwpkot3jf79"/><text:span text:style-name="T6"><text:s/>As [Client] adopts new systems these must be evaluated to ensure that they adhere to privacy by design principles. Systems must:</text:span></text:p>
      <text:list xml:id="list3507641224" text:style-name="WWNum2">
        <text:list-item>
          <text:p text:style-name="P59"><text:bookmark text:name="_wsv2xw2setjw"/><text:span text:style-name="T6">Pro-actively identify and assess risks to privacy and take steps to prevent them.</text:span></text:p>
        </text:list-item>
        <text:list-item>
          <text:p text:style-name="P59"><text:bookmark text:name="_ghrarheuuu64"/><text:span text:style-name="T6">Personal data are protected as a default.</text:span></text:p>
        </text:list-item>
        <text:list-item>
          <text:p text:style-name="P59"><text:bookmark text:name="_p8h34r3g5ur9"/><text:span text:style-name="T6">Privacy is embedded in the design and architecture of technical systems;</text:span></text:p>
        </text:list-item>
        <text:list-item>
          <text:p text:style-name="P59"><text:bookmark text:name="_bzb8egdy23vg"/><text:span text:style-name="T6">Privacy is not traded off against other values such as security, instead values realised together in a fully functioning system;</text:span></text:p>
        </text:list-item>
        <text:list-item>
          <text:p text:style-name="P59"><text:bookmark text:name="_d8u7z2mao9ez"/><text:span text:style-name="T6">Personal data are kept private at every stage; collection, transmission, use and deletion. When personal data are deleted from a system this must be done so that it cannot be retrieved from servers, hard drives and the like.</text:span></text:p>
        </text:list-item>
        <text:list-item>
          <text:p text:style-name="P59"><text:bookmark text:name="_3cjadwfic4iv"/><text:span text:style-name="T6">The collection and use of personal data must be clear, for example through a notice advising that particular categories of personal data are collected and why.</text:span></text:p>
        </text:list-item>
        <text:list-item>
          <text:p text:style-name="P62"><text:bookmark text:name="_jdgmkvbyf0jo"/><text:span text:style-name="T6">Privacy architecture must be centred around the person whose data is at issue. </text:span></text:p>
        </text:list-item>
      </text:list>
      <text:p text:style-name="P18"><text:bookmark text:name="_aj6885o3j5vm"/></text:p>
      <text:p text:style-name="P17"><text:bookmark text:name="_zdsyi2lylf"/><text:span text:style-name="T6">If there is reason to suspect that the rights and freedoms of a person are affected by a breach of their data then [Client] should alert that person, unless the data was encrypted or doesn’t pose a threat for some other reason. When someone is alerted about a data breach then the person must be told that the contact person is the person designated by [Client]. </text:span></text:p>
      <text:p text:style-name="P17"><text:bookmark text:name="_gwnned2wa1cu"/><text:span text:style-name="T6">​</text:span></text:p>
      <text:p text:style-name="P73"><text:bookmark text:name="_vbfj4vptg0g"/><text:s/>Data Transfer</text:p>
      <text:p text:style-name="P18"><text:bookmark text:name="_v792brlqjoma"/></text:p>
      <text:p text:style-name="P17"><text:bookmark text:name="_docsrnro78g6"/><text:soft-page-break/><text:span text:style-name="T6">To ensure that service providers to whom [Client] transfers personal data look after data appropriately [Client] generally requires either be a written agreement with the service provider or a general written document in which the organisation or person commits to dealing with personal data as required by the GDPR. A notice on the website of the service provider in which it explains its compliance with GDPR is sufficient but a date stamped copy must be made.</text:span></text:p>
      <text:p text:style-name="P17"><text:bookmark text:name="_it6hlddb3whd"/><text:span text:style-name="T6">Where a service provider is not in the EU or a jurisdiction where the GDPR is applied but the service provider says that use of that service is GDPR compliant, then [Client] ascertains the basis on which the service provider protects personal data; an adequacy decision by the EU, binding corporate rules, a standard agreement approved by an EU data controller.</text:span></text:p>
      <text:p text:style-name="P18"><text:bookmark text:name="_4w7494ygab3g"/></text:p>
      <text:p text:style-name="P17"><text:bookmark text:name="_edqh3jl2xk4o"/><text:span text:style-name="T6">Each company, and each person who is an employee or consultant of a company, which is part of [Client] but not in the EU or a jurisdiction where the GDPR has been applied, is required to agree to these safeguards. [Client] takes the responsibility of dealing with personal data very seriously. </text:span></text:p>
      <text:p text:style-name="P18"><text:bookmark text:name="_zdyn5oti1klw"/></text:p>
      <text:p text:style-name="P17"><text:bookmark text:name="_w9j628vmsg6v"/><text:span text:style-name="T6">[Client] assess each service provider to whom personal data is communicated to ensure that that service provider is compliant with the GDPR. Before using any new service provider [Client] ascertain whether a service provider is in the EU or another jurisdiction where the GDPR is applied and gives information on its own compliance with the GDPR. <text:s/></text:span></text:p>
      <text:p text:style-name="P18"><text:bookmark text:name="_yvpvlwpnsaru"/></text:p>
      <text:p text:style-name="P17"><text:bookmark text:name="_f41q58iij1xc"/><text:span text:style-name="T6">When [Client] transfers personal data to companies outside the EU or a jurisdiction where the GDPR has not been applied only when the transfer is necessary for the fulfilment of a contract between the person whose data it is and [Client] or it is necessary for the fulfilment of a contract with another person that is in the interests of the person whose personal data is being used or the person has consent to transfer outside the European Union. A person whose data is processed in a country that is outside the EU or a jurisdiction where the GDPR has been applied, must be given notice that their data is processed outside the EU.</text:span></text:p>
      <text:p text:style-name="P18"><text:bookmark text:name="_isunktjeq9wo"/></text:p>
      <text:p text:style-name="P73"><text:bookmark text:name="_igwmyihvjov8"/>​ Records of Compliance</text:p>
      <text:list xml:id="list861403604" text:style-name="WWNum1">
        <text:list-item>
          <text:p text:style-name="P60"><text:bookmark text:name="_smg9kofcgsni"/><text:span text:style-name="T6">[Client] has to demonstrate that is it complying with applicable personal data law. </text:span></text:p>
        </text:list-item>
        <text:list-item>
          <text:p text:style-name="P60"><text:bookmark text:name="_iry4d0sx1d79"/><text:span text:style-name="T6">[Client] maintains a record of:</text:span></text:p>
        </text:list-item>
        <text:list-item>
          <text:p text:style-name="P60"><text:bookmark text:name="_esl9xqdjfeuv"/><text:span text:style-name="T6">the categories of personal data processed;</text:span></text:p>
        </text:list-item>
        <text:list-item>
          <text:p text:style-name="P60"><text:bookmark text:name="_6sz91lhkgvt0"/><text:span text:style-name="T6">the categories of people whose data is processed;</text:span></text:p>
        </text:list-item>
        <text:list-item>
          <text:p text:style-name="P60"><text:bookmark text:name="_lt3nttx177ky"/><text:span text:style-name="T6">the categories of recipients of the data, for example service providers;</text:span></text:p>
        </text:list-item>
        <text:list-item>
          <text:p text:style-name="P60"><text:bookmark text:name="_vc23hd2kh4c2"/><text:span text:style-name="T6">to which organisations in which countries outside the EU (or to which the GDPR has not been applied) personal data is communicated;</text:span></text:p>
        </text:list-item>
        <text:list-item>
          <text:p text:style-name="P60"><text:bookmark text:name="_93z6691mst4l"/><text:span text:style-name="T6">the time limits for each category of data;</text:span></text:p>
        </text:list-item>
        <text:list-item>
          <text:p text:style-name="P63"><text:bookmark text:name="_4ytxp657ynf"/><text:span text:style-name="T6">how the data is secured.</text:span></text:p>
        </text:list-item>
      </text:list>
      <text:p text:style-name="P17"><text:bookmark text:name="_a9drvcyhoucc"/><text:span text:style-name="T6">Amongst other things this requires recording that notice of their data rights was given to persons whose data [Client] processes, every consent to process data and every request made by a person about their data.</text:span></text:p>
      <text:p text:style-name="P73"><text:bookmark text:name="_gzr720mjnle4"/>​ Updating the Safeguards</text:p>
      <text:p text:style-name="P17"><text:bookmark text:name="_m5yltg9ets2e"/><text:span text:style-name="T6">These personal data safeguards will be updated from time to time by the CIO who will communicate the new version of the safeguards to the entities and people of [Client]. </text:span></text:p>
      <text:p text:style-name="P73"><text:bookmark text:name="_pfj5cohdac2s"/><text:soft-page-break/>​ Status of Safeguards</text:p>
      <text:p text:style-name="P17"><text:bookmark text:name="_ucaen7ygmd12"/><text:span text:style-name="T6">The purpose of these safeguards is to ensure that personal data are dealt with appropriately by [Client] overall. They are necessarily general and flexible in nature. Where appropriate exceptions and variations are made. It is neither possible nor desirable to list exceptions in these safeguards. Since these safeguards enable compliance with existing law they do not require [Client] to do any more than the law requires. Copies of the guidelines may be made available to people whose personal data [Client] has or to other persons or bodies to demonstrate personal data protection standards by [Client]. When this happens it is for information purposes only and does not constitute an agreement between that person or body and [Client] unless agreed otherwise in writing by [Client]. <text:s/>The safeguards are not part of any contract binding [Client] unless [Client] explicitly incorporates the safeguards in the contract. If they are included in a contract these safeguards do not confer any legal right or benefit on any person who is not a party to that contract unless the contract explicitly states otherwise.</text:span></text:p>
      <text:p text:style-name="P18"><text:bookmark text:name="_dtk8sakc18mc"/></text:p>
      <text:p text:style-name="P18"><text:bookmark text:name="_qtzci5pkmr1w"/></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ZA"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50%" fo:text-align="justify" style:justify-single-word="false" fo:text-indent="0in" style:auto-text-indent="false" fo:keep-with-next="always"/>
      <style:text-properties style:font-name="FreeSans" fo:font-family="FreeSans" style:font-family-generic="roman" style:font-pitch="variable" fo:font-size="18pt" style:font-name-asian="FreeSans1" style:font-family-asian="FreeSans" style:font-family-generic-asian="system" style:font-pitch-asian="variable" style:font-size-asian="18pt" style:font-name-complex="FreeSans1" style:font-family-complex="Free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indent="-0.4in" style:auto-text-indent="false" fo:keep-with-next="always"/>
      <style:text-properties style:font-name="FreeSans" fo:font-family="FreeSans" style:font-family-generic="roman" style:font-pitch="variable" fo:font-size="12.5pt" fo:font-weight="normal" style:font-name-asian="FreeSans1" style:font-family-asian="FreeSans" style:font-family-generic-asian="system" style:font-pitch-asian="variable" style:font-size-asian="12.5pt" style:font-weight-asian="normal" style:font-name-complex="FreeSans1" style:font-family-complex="FreeSans" style:font-family-generic-complex="system" style:font-pitch-complex="variable" style:font-size-complex="12.5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indent="-0.5in" style:auto-text-indent="false" fo:keep-with-next="always"/>
      <style:text-properties fo:color="#000000" style:font-name="FreeSans" fo:font-family="FreeSans" style:font-family-generic="roman" style:font-pitch="variable" fo:font-size="12pt" fo:font-weight="normal" style:font-name-asian="FreeSans1" style:font-family-asian="FreeSans" style:font-family-generic-asian="system" style:font-pitch-asian="variable" style:font-size-asian="12pt" style:font-weight-asian="normal" style:font-name-complex="FreeSans1" style:font-family-complex="FreeSan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FreeSans" fo:font-family="FreeSans"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FreeSans" fo:font-family="FreeSans"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FreeSans" fo:font-family="FreeSans"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FreeSans1" style:font-family-asian="FreeSans" style:font-family-generic-asian="system" style:font-pitch-asian="variable" style:font-name-complex="FreeSans1" style:font-family-complex="FreeSans" style:font-family-generic-complex="system" style:font-pitch-complex="variable"/>
    </style:style>
    <style:style style:name="ListLabel_20_29" style:display-name="ListLabel 29" style:family="text">
      <style:text-properties style:font-name="FreeSans" fo:font-family="FreeSans" style:font-family-generic="roman" style:font-pitch="variable" fo:font-size="11pt" fo:font-weight="normal" style:font-name-asian="FreeSans1" style:font-family-asian="FreeSans" style:font-family-generic-asian="system" style:font-pitch-asian="variable" style:font-name-complex="FreeSans1" style:font-family-complex="FreeSans" style:font-family-generic-complex="system" style:font-pitch-complex="variable"/>
    </style:style>
    <style:style style:name="ListLabel_20_30" style:display-name="ListLabel 30" style:family="text">
      <style:text-properties fo:font-size="11pt" fo:font-weight="normal" style:font-name-asian="FreeSans1" style:font-family-asian="FreeSans" style:font-family-generic-asian="system" style:font-pitch-asian="variable" style:font-name-complex="FreeSans1" style:font-family-complex="FreeSans" style:font-family-generic-complex="system" style:font-pitch-complex="variable"/>
    </style:style>
    <style:style style:name="ListLabel_20_31" style:display-name="ListLabel 31" style:family="text">
      <style:text-properties fo:font-size="11pt" fo:font-weight="normal" style:font-name-asian="FreeSans1" style:font-family-asian="FreeSans" style:font-family-generic-asian="system" style:font-pitch-asian="variable" style:font-name-complex="FreeSans1" style:font-family-complex="FreeSans" style:font-family-generic-complex="system" style:font-pitch-complex="variable"/>
    </style:style>
    <style:style style:name="ListLabel_20_32" style:display-name="ListLabel 32" style:family="text">
      <style:text-properties style:font-name-asian="FreeSans1" style:font-family-asian="FreeSans" style:font-family-generic-asian="system" style:font-pitch-asian="variable" style:font-name-complex="FreeSans1" style:font-family-complex="FreeSans" style:font-family-generic-complex="system" style:font-pitch-complex="variable"/>
    </style:style>
    <style:style style:name="ListLabel_20_33" style:display-name="ListLabel 33" style:family="text">
      <style:text-properties style:font-name-asian="FreeSans1" style:font-family-asian="FreeSans" style:font-family-generic-asian="system" style:font-pitch-asian="variable" style:font-name-complex="FreeSans1" style:font-family-complex="FreeSans" style:font-family-generic-complex="system" style:font-pitch-complex="variable"/>
    </style:style>
    <style:style style:name="ListLabel_20_34" style:display-name="ListLabel 34" style:family="text">
      <style:text-properties style:font-name-asian="FreeSans1" style:font-family-asian="FreeSans" style:font-family-generic-asian="system" style:font-pitch-asian="variable" style:font-name-complex="FreeSans1" style:font-family-complex="FreeSans" style:font-family-generic-complex="system" style:font-pitch-complex="variable"/>
    </style:style>
    <style:style style:name="ListLabel_20_35" style:display-name="ListLabel 35" style:family="text">
      <style:text-properties style:font-name-asian="FreeSans1" style:font-family-asian="FreeSans" style:font-family-generic-asian="system" style:font-pitch-asian="variable" style:font-name-complex="FreeSans1" style:font-family-complex="FreeSans" style:font-family-generic-complex="system" style:font-pitch-complex="variable"/>
    </style:style>
    <style:style style:name="ListLabel_20_36" style:display-name="ListLabel 36" style:family="text">
      <style:text-properties style:font-name-asian="FreeSans1" style:font-family-asian="FreeSans" style:font-family-generic-asian="system" style:font-pitch-asian="variable" style:font-name-complex="FreeSans1" style:font-family-complex="Free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31"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FreeSans" fo:font-size="7pt" fo:font-style="normal" style:text-underline-style="none" fo:font-weight="normal" style:font-name-asian="FreeSans1" style:font-size-asian="7pt" style:font-style-asian="normal" style:font-weight-asian="normal" style:font-name-complex="FreeSans1" style:font-size-complex="7pt"/>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FreeSans" fo:font-size="7pt" fo:font-style="normal" style:text-underline-style="none" fo:font-weight="normal" style:font-name-asian="FreeSans1" style:font-size-asian="7pt" style:font-style-asian="normal" style:font-weight-asian="normal" style:font-name-complex="FreeSans1" style:font-size-complex="7pt"/>
    </style:style>
    <style:style style:name="MP4" style:family="paragraph" style:parent-style-name="Standard">
      <style:paragraph-properties fo:margin-left="0in" fo:margin-right="0in" fo:margin-top="0in" fo:margin-bottom="0in" loext:contextual-spacing="false" fo:line-height="108%"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FreeSans" fo:font-size="8pt" fo:font-style="normal" style:text-underline-style="none" fo:font-weight="normal" style:font-name-asian="FreeSans1" style:font-size-asian="8pt" style:font-style-asian="normal" style:font-weight-asian="normal" style:font-name-complex="FreeSans1" style:font-size-complex="8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style:text-line-through-style="none" style:text-line-through-type="none" style:text-position="0% 100%" style:font-name="FreeSans" fo:font-size="10pt" fo:font-style="normal" style:text-underline-style="none" fo:font-weight="normal" style:font-name-asian="FreeSans1" style:font-size-asian="10pt" style:font-style-asian="normal" style:font-weight-asian="normal" style:font-name-complex="FreeSans1" style:font-size-complex="10pt"/>
    </style:style>
    <style:page-layout style:name="Mpm1">
      <style:page-layout-properties fo:page-width="8.2681in" fo:page-height="11.6929in" style:num-format="1" style:print-orientation="portrait" fo:margin-top="0.8075in" fo:margin-bottom="0.8075in" fo:margin-left="0.8075in" fo:margin-right="0.8075in" style:writing-mode="lr-tb" style:layout-grid-color="#c0c0c0" style:layout-grid-lines="245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3543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in" fo:margin-bottom="0.2362in" fo:margin-left="0.5902in" fo:margin-right="0.5902in" style:writing-mode="lr-tb" style:layout-grid-color="#c0c0c0" style:layout-grid-lines="2719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5134in" fo:margin-left="0in" fo:margin-right="0in" fo:margin-top="0.4736in" style:dynamic-spacing="true"/>
      </style:footer-style>
    </style:page-layout>
  </office:automatic-styles>
  <office:master-styles>
    <style:master-page style:name="Standard" style:page-layout-name="Mpm1">
      <style:header>
        <text:p text:style-name="MP1"/>
      </style:header>
      <style:header-left>
        <text:p text:style-name="MP2"/>
      </style:header-left>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1" style:next-style-name="Standard">
      <style:header>
        <text:p text:style-name="MP3"/>
        <text:p text:style-name="MP4"/>
      </style:header>
    </style:master-page>
    <style:master-page style:name="Converted4" style:page-layout-name="Mpm3" style:next-style-name="Converted3"/>
    <style:master-page style:name="Converted5" style:page-layout-name="Mpm4">
      <style:header>
        <text:p text:style-name="Header"/>
      </style:header>
      <style:header-left>
        <text:p text:style-name="Header"/>
      </style:header-left>
      <style:footer>
        <text:p text:style-name="MP5"><text:span text:style-name="MT1">Page </text:span><text:page-number text:select-page="current">13</text:page-number><text:span text:style-name="MT1"><text:tab/><text:tab/></text:span></text:p>
        <text:p text:style-name="MP5"><text:span text:style-name="MT1"><text:tab/><text:tab/>Initialled:.............................................</text:span></text:p>
      </style:footer>
      <style:footer-left>
        <text:p text:style-name="Footer"/>
      </style:footer-left>
    </style:master-page>
    <style:master-page style:name="Converted6" style:page-layout-name="Mpm4">
      <style:header>
        <text:p text:style-name="Header"/>
      </style:header>
      <style:header-left>
        <text:p text:style-name="Header"/>
      </style:header-left>
      <style:footer>
        <text:p text:style-name="MP5"><text:span text:style-name="MT1">Page </text:span><text:page-number text:select-page="current">21</text:page-number><text:span text:style-name="MT1"><text:tab/><text:tab/></text:span></text:p>
        <text:p text:style-name="MP5"><text:span text:style-name="MT1"><text:tab/><text:tab/>Initialled:.............................................</text:span></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2" meta:paragraph-count="339" meta:word-count="7500" meta:character-count="46964" meta:non-whitespace-character-count="39699"/>
    <meta:generator>LibreOfficeDev/6.0.5.2$Linux_X86_64 LibreOffice_project/</meta:generator>
  </office:meta>
</office:document-meta>
</file>